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row table:style-name="ro1">
          <table:table-cell office:value-type="string">
            <text:p>Lineage_0me</text:p>
          </table:table-cell>
          <table:table-cell office:value-type="string">
            <text:p>NObs</text:p>
          </table:table-cell>
          <table:table-cell office:value-type="string">
            <text:p>NLocs</text:p>
          </table:table-cell>
          <table:table-cell office:value-type="string">
            <text:p>MST</text:p>
          </table:table-cell>
          <table:table-cell office:value-type="string">
            <text:p>CH</text:p>
          </table:table-cell>
          <table:table-cell office:value-type="string">
            <text:p>GCD</text:p>
          </table:table-cell>
          <table:table-cell office:value-type="string">
            <text:p>LatRg</text:p>
          </table:table-cell>
          <table:table-cell office:value-type="string">
            <text:p>MinLat</text:p>
          </table:table-cell>
          <table:table-cell office:value-type="string">
            <text:p>MaxLat</text:p>
          </table:table-cell>
          <table:table-cell office:value-type="string">
            <text:p>LongRg</text:p>
          </table:table-cell>
          <table:table-cell office:value-type="string">
            <text:p>MinLong</text:p>
          </table:table-cell>
          <table:table-cell office:value-type="string">
            <text:p>MaxLong</text:p>
          </table:table-cell>
          <table:table-cell office:value-type="string">
            <text:p>CellCount</text:p>
          </table:table-cell>
          <table:table-cell office:value-type="string">
            <text:p>parasiteGenus</text:p>
          </table:table-cell>
          <table:table-cell office:value-type="string">
            <text:p>n_sites</text:p>
          </table:table-cell>
          <table:table-cell office:value-type="string">
            <text:p>n_bird_individuals</text:p>
          </table:table-cell>
          <table:table-cell office:value-type="string">
            <text:p>n_status</text:p>
          </table:table-cell>
          <table:table-cell office:value-type="string">
            <text:p>riqueza</text:p>
          </table:table-cell>
          <table:table-cell office:value-type="string">
            <text:p>n_biomas</text:p>
          </table:table-cell>
          <table:table-cell office:value-type="string">
            <text:p>n_regioes</text:p>
          </table:table-cell>
          <table:table-cell office:value-type="string">
            <text:p>Host_Status</text:p>
          </table:table-cell>
        </table:table-row>
        <table:table-row table:style-name="ro1">
          <table:table-cell office:value-type="float" office:value="29092">
            <text:p>2909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BUCUJ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DEME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8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FR0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FR02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FR12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6.8879340231092</text:p>
          </table:table-cell>
          <table:table-cell office:value-type="string">
            <text:p>42.7504228994108</text:p>
          </table:table-cell>
          <table:table-cell office:value-type="string">
            <text:p>66.8254508140858</text:p>
          </table:table-cell>
          <table:table-cell office:value-type="string">
            <text:p>58.9774353447936</text:p>
          </table:table-cell>
          <table:table-cell office:value-type="string">
            <text:p>-5.216667</text:p>
          </table:table-cell>
          <table:table-cell office:value-type="string">
            <text:p>-4.683333</text:p>
          </table:table-cell>
          <table:table-cell office:value-type="string">
            <text:p>22.3399777930928</text:p>
          </table:table-cell>
          <table:table-cell office:value-type="string">
            <text:p>-56.916667</text:p>
          </table:table-cell>
          <table:table-cell office:value-type="string">
            <text:p>-56.63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GEBAD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LEDI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MABR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NGA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NIFLA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NIG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8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NSO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RAJA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RBR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RBRU0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106.50036487022</text:p>
          </table:table-cell>
          <table:table-cell office:value-type="string">
            <text:p>214067.764144721</text:p>
          </table:table-cell>
          <table:table-cell office:value-type="string">
            <text:p>1964.51298263654</text:p>
          </table:table-cell>
          <table:table-cell office:value-type="string">
            <text:p>1916.79193127615</text:p>
          </table:table-cell>
          <table:table-cell office:value-type="string">
            <text:p>-6.583333</text:p>
          </table:table-cell>
          <table:table-cell office:value-type="string">
            <text:p>10.75</text:p>
          </table:table-cell>
          <table:table-cell office:value-type="string">
            <text:p>438.827645934111</text:p>
          </table:table-cell>
          <table:table-cell office:value-type="string">
            <text:p>-79.233333</text:p>
          </table:table-cell>
          <table:table-cell office:value-type="string">
            <text:p>-73.66666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RRTAC0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503.08220200835</text:p>
          </table:table-cell>
          <table:table-cell office:value-type="string">
            <text:p>2405206.63817038</text:p>
          </table:table-cell>
          <table:table-cell office:value-type="string">
            <text:p>3049.14529897509</text:p>
          </table:table-cell>
          <table:table-cell office:value-type="string">
            <text:p>3045.37384674072</text:p>
          </table:table-cell>
          <table:table-cell office:value-type="string">
            <text:p>-29.466667</text:p>
          </table:table-cell>
          <table:table-cell office:value-type="string">
            <text:p>-1.95</text:p>
          </table:table-cell>
          <table:table-cell office:value-type="string">
            <text:p>1145.67578104146</text:p>
          </table:table-cell>
          <table:table-cell office:value-type="string">
            <text:p>-64.716667</text:p>
          </table:table-cell>
          <table:table-cell office:value-type="string">
            <text:p>-50.166667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ARRTAC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RRTAC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TLBR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2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TME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6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TPA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8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TTC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IN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INF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INF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OC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OCH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OCH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PAR0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3487.05506428886</text:p>
          </table:table-cell>
          <table:table-cell office:value-type="string">
            <text:p>1466800.33258768</text:p>
          </table:table-cell>
          <table:table-cell office:value-type="string">
            <text:p>2079.71376385876</text:p>
          </table:table-cell>
          <table:table-cell office:value-type="string">
            <text:p>1755.26507099931</text:p>
          </table:table-cell>
          <table:table-cell office:value-type="string">
            <text:p>-19.566667</text:p>
          </table:table-cell>
          <table:table-cell office:value-type="string">
            <text:p>-3.7</text:p>
          </table:table-cell>
          <table:table-cell office:value-type="string">
            <text:p>1296.1284156813</text:p>
          </table:table-cell>
          <table:table-cell office:value-type="float" office:value="-63217">
            <text:p>-63217</text:p>
          </table:table-cell>
          <table:table-cell office:value-type="string">
            <text:p>-46.75</text:p>
          </table:table-cell>
          <table:table-cell office:value-type="float" office:value="5">
            <text:p>5</text:p>
          </table:table-cell>
          <table:table-cell office:value-type="string">
            <text:p>Plasmodium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AUT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AEBIC0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2515.51415938678</text:p>
          </table:table-cell>
          <table:table-cell office:value-type="string">
            <text:p>714722.648344828</text:p>
          </table:table-cell>
          <table:table-cell office:value-type="string">
            <text:p>2092.62110222637</text:p>
          </table:table-cell>
          <table:table-cell office:value-type="string">
            <text:p>2074.69480523879</text:p>
          </table:table-cell>
          <table:table-cell office:value-type="string">
            <text:p>-14.06</text:p>
          </table:table-cell>
          <table:table-cell office:value-type="string">
            <text:p>4.7</text:p>
          </table:table-cell>
          <table:table-cell office:value-type="string">
            <text:p>556.810700013526</text:p>
          </table:table-cell>
          <table:table-cell office:value-type="string">
            <text:p>-79.233333</text:p>
          </table:table-cell>
          <table:table-cell office:value-type="string">
            <text:p>-72.169166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BAFLA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53.898959749481</text:p>
          </table:table-cell>
          <table:table-cell office:value-type="float" office:value="0">
            <text:p>0</text:p>
          </table:table-cell>
          <table:table-cell office:value-type="string">
            <text:p>453.898959749481</text:p>
          </table:table-cell>
          <table:table-cell office:value-type="string">
            <text:p>369.08907972579</text:p>
          </table:table-cell>
          <table:table-cell office:value-type="string">
            <text:p>-19.5907472</text:p>
          </table:table-cell>
          <table:table-cell office:value-type="string">
            <text:p>-16.2559998</text:p>
          </table:table-cell>
          <table:table-cell office:value-type="string">
            <text:p>196.631813169808</text:p>
          </table:table-cell>
          <table:table-cell office:value-type="string">
            <text:p>-43.5049448</text:p>
          </table:table-cell>
          <table:table-cell office:value-type="string">
            <text:p>-41.01100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AFLA0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3520.69892957151</text:p>
          </table:table-cell>
          <table:table-cell office:value-type="string">
            <text:p>801905.597106936</text:p>
          </table:table-cell>
          <table:table-cell office:value-type="string">
            <text:p>3392.59742031377</text:p>
          </table:table-cell>
          <table:table-cell office:value-type="string">
            <text:p>2641.34884915105</text:p>
          </table:table-cell>
          <table:table-cell office:value-type="string">
            <text:p>-30.205564</text:p>
          </table:table-cell>
          <table:table-cell office:value-type="string">
            <text:p>-6.344364</text:p>
          </table:table-cell>
          <table:table-cell office:value-type="string">
            <text:p>1599.76160360552</text:p>
          </table:table-cell>
          <table:table-cell office:value-type="string">
            <text:p>-57.495736</text:p>
          </table:table-cell>
          <table:table-cell office:value-type="string">
            <text:p>-37.152527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BAFLA03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3639.36442035225</text:p>
          </table:table-cell>
          <table:table-cell office:value-type="string">
            <text:p>1341433.28268975</text:p>
          </table:table-cell>
          <table:table-cell office:value-type="string">
            <text:p>2474.41636915775</text:p>
          </table:table-cell>
          <table:table-cell office:value-type="string">
            <text:p>1539.9908715051</text:p>
          </table:table-cell>
          <table:table-cell office:value-type="string">
            <text:p>-19.4724319</text:p>
          </table:table-cell>
          <table:table-cell office:value-type="string">
            <text:p>-5.5524107</text:p>
          </table:table-cell>
          <table:table-cell office:value-type="string">
            <text:p>1590.40301539803</text:p>
          </table:table-cell>
          <table:table-cell office:value-type="string">
            <text:p>-55.327475</text:p>
          </table:table-cell>
          <table:table-cell office:value-type="string">
            <text:p>-35.103905</text:p>
          </table:table-cell>
          <table:table-cell office:value-type="float" office:value="6">
            <text:p>6</text:p>
          </table:table-cell>
          <table:table-cell office:value-type="string">
            <text:p>Plasmodium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BAFLA04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3752.44807149858</text:p>
          </table:table-cell>
          <table:table-cell office:value-type="string">
            <text:p>1448717.2484012</text:p>
          </table:table-cell>
          <table:table-cell office:value-type="string">
            <text:p>2513.75247678587</text:p>
          </table:table-cell>
          <table:table-cell office:value-type="string">
            <text:p>1427.11100634205</text:p>
          </table:table-cell>
          <table:table-cell office:value-type="string">
            <text:p>-18.4526633</text:p>
          </table:table-cell>
          <table:table-cell office:value-type="string">
            <text:p>-5.5524107</text:p>
          </table:table-cell>
          <table:table-cell office:value-type="string">
            <text:p>1632.57345955239</text:p>
          </table:table-cell>
          <table:table-cell office:value-type="string">
            <text:p>-55.866667</text:p>
          </table:table-cell>
          <table:table-cell office:value-type="string">
            <text:p>-35.103905</text:p>
          </table:table-cell>
          <table:table-cell office:value-type="float" office:value="7">
            <text:p>7</text:p>
          </table:table-cell>
          <table:table-cell office:value-type="string">
            <text:p>Plasmodium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AFLA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AHYP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787.416612078781</text:p>
          </table:table-cell>
          <table:table-cell office:value-type="string">
            <text:p>86547.5782624247</text:p>
          </table:table-cell>
          <table:table-cell office:value-type="string">
            <text:p>456.522668524637</text:p>
          </table:table-cell>
          <table:table-cell office:value-type="string">
            <text:p>436.409654210947</text:p>
          </table:table-cell>
          <table:table-cell office:value-type="string">
            <text:p>-18.4526633</text:p>
          </table:table-cell>
          <table:table-cell office:value-type="string">
            <text:p>-14.50911</text:p>
          </table:table-cell>
          <table:table-cell office:value-type="string">
            <text:p>312.128687663786</text:p>
          </table:table-cell>
          <table:table-cell office:value-type="string">
            <text:p>-47.552045</text:p>
          </table:table-cell>
          <table:table-cell office:value-type="string">
            <text:p>-43.59298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ASFU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17.760256248632</text:p>
          </table:table-cell>
          <table:table-cell office:value-type="float" office:value="0">
            <text:p>0</text:p>
          </table:table-cell>
          <table:table-cell office:value-type="string">
            <text:p>317.760256248632</text:p>
          </table:table-cell>
          <table:table-cell office:value-type="string">
            <text:p>311.45350456215</text:p>
          </table:table-cell>
          <table:table-cell office:value-type="string">
            <text:p>-2.883333</text:p>
          </table:table-cell>
          <table:table-cell office:value-type="string">
            <text:p>-0.066667</text:p>
          </table:table-cell>
          <table:table-cell office:value-type="string">
            <text:p>44.6797296050078</text:p>
          </table:table-cell>
          <table:table-cell office:value-type="string">
            <text:p>-79.433333</text:p>
          </table:table-cell>
          <table:table-cell office:value-type="string">
            <text:p>-78.8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AST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O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384649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7577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UL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INO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8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433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LO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CAMRU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NLEU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90.0781210742265</text:p>
          </table:table-cell>
          <table:table-cell office:value-type="float" office:value="0">
            <text:p>0</text:p>
          </table:table-cell>
          <table:table-cell office:value-type="string">
            <text:p>90.0781210742265</text:p>
          </table:table-cell>
          <table:table-cell office:value-type="string">
            <text:p>62.6631745781146</text:p>
          </table:table-cell>
          <table:table-cell office:value-type="string">
            <text:p>-5.066667</text:p>
          </table:table-cell>
          <table:table-cell office:value-type="string">
            <text:p>-4.5</text:p>
          </table:table-cell>
          <table:table-cell office:value-type="string">
            <text:p>45.9938615328579</text:p>
          </table:table-cell>
          <table:table-cell office:value-type="string">
            <text:p>-56.85</text:p>
          </table:table-cell>
          <table:table-cell office:value-type="string">
            <text:p>-56.26666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NLE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NLEU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NLE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OBS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56.622612320882</text:p>
          </table:table-cell>
          <table:table-cell office:value-type="string">
            <text:p>18018.8039920921</text:p>
          </table:table-cell>
          <table:table-cell office:value-type="string">
            <text:p>543.856528997833</text:p>
          </table:table-cell>
          <table:table-cell office:value-type="string">
            <text:p>489.630042817463</text:p>
          </table:table-cell>
          <table:table-cell office:value-type="string">
            <text:p>-19.5907472</text:p>
          </table:table-cell>
          <table:table-cell office:value-type="string">
            <text:p>-15.166667</text:p>
          </table:table-cell>
          <table:table-cell office:value-type="string">
            <text:p>175.695819616139</text:p>
          </table:table-cell>
          <table:table-cell office:value-type="string">
            <text:p>-45.733333</text:p>
          </table:table-cell>
          <table:table-cell office:value-type="string">
            <text:p>-43.5049448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RUF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16.390613397339</text:p>
          </table:table-cell>
          <table:table-cell office:value-type="float" office:value="0">
            <text:p>0</text:p>
          </table:table-cell>
          <table:table-cell office:value-type="string">
            <text:p>616.390613397339</text:p>
          </table:table-cell>
          <table:table-cell office:value-type="string">
            <text:p>316.208914017295</text:p>
          </table:table-cell>
          <table:table-cell office:value-type="string">
            <text:p>-18.4526633</text:p>
          </table:table-cell>
          <table:table-cell office:value-type="string">
            <text:p>-15.5954324</text:p>
          </table:table-cell>
          <table:table-cell office:value-type="string">
            <text:p>391.817204775924</text:p>
          </table:table-cell>
          <table:table-cell office:value-type="string">
            <text:p>-44.5356927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CASFUS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CATUST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2741.23206800944</text:p>
          </table:table-cell>
          <table:table-cell office:value-type="string">
            <text:p>745544.544893824</text:p>
          </table:table-cell>
          <table:table-cell office:value-type="string">
            <text:p>2465.30350808222</text:p>
          </table:table-cell>
          <table:table-cell office:value-type="string">
            <text:p>2433.58960052186</text:p>
          </table:table-cell>
          <table:table-cell office:value-type="string">
            <text:p>-17.32</text:p>
          </table:table-cell>
          <table:table-cell office:value-type="string">
            <text:p>4.683333</text:p>
          </table:table-cell>
          <table:table-cell office:value-type="string">
            <text:p>575.570864772385</text:p>
          </table:table-cell>
          <table:table-cell office:value-type="string">
            <text:p>-77.55</text:p>
          </table:table-cell>
          <table:table-cell office:value-type="string">
            <text:p>-70.247667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CATUST0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69.160790519295</text:p>
          </table:table-cell>
          <table:table-cell office:value-type="string">
            <text:p>160.542043154577</text:p>
          </table:table-cell>
          <table:table-cell office:value-type="string">
            <text:p>269.119384976949</text:p>
          </table:table-cell>
          <table:table-cell office:value-type="string">
            <text:p>178.780921891542</text:p>
          </table:table-cell>
          <table:table-cell office:value-type="string">
            <text:p>-6.716667</text:p>
          </table:table-cell>
          <table:table-cell office:value-type="string">
            <text:p>-5.1</text:p>
          </table:table-cell>
          <table:table-cell office:value-type="string">
            <text:p>143.235364377758</text:p>
          </table:table-cell>
          <table:table-cell office:value-type="string">
            <text:p>-79.233333</text:p>
          </table:table-cell>
          <table:table-cell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ATUST2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CERC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ERCIN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469.34018118844</text:p>
          </table:table-cell>
          <table:table-cell office:value-type="float" office:value="0">
            <text:p>0</text:p>
          </table:table-cell>
          <table:table-cell office:value-type="string">
            <text:p>1469.34018118844</text:p>
          </table:table-cell>
          <table:table-cell office:value-type="string">
            <text:p>278.331088560162</text:p>
          </table:table-cell>
          <table:table-cell office:value-type="string">
            <text:p>-9.1</text:p>
          </table:table-cell>
          <table:table-cell office:value-type="string">
            <text:p>-6.583333</text:p>
          </table:table-cell>
          <table:table-cell office:value-type="string">
            <text:p>1030.45622454568</text:p>
          </table:table-cell>
          <table:table-cell office:value-type="string">
            <text:p>-77.55</text:p>
          </table:table-cell>
          <table:table-cell office:value-type="string">
            <text:p>-64.46666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ERCIN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ERCIN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ERERY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35.559375424534</text:p>
          </table:table-cell>
          <table:table-cell office:value-type="float" office:value="0">
            <text:p>0</text:p>
          </table:table-cell>
          <table:table-cell office:value-type="string">
            <text:p>535.559375424534</text:p>
          </table:table-cell>
          <table:table-cell office:value-type="string">
            <text:p>488.162639354764</text:p>
          </table:table-cell>
          <table:table-cell office:value-type="float" office:value="-4998">
            <text:p>-4998</text:p>
          </table:table-cell>
          <table:table-cell office:value-type="string">
            <text:p>-0.583333</text:p>
          </table:table-cell>
          <table:table-cell office:value-type="string">
            <text:p>156.244277010355</text:p>
          </table:table-cell>
          <table:table-cell office:value-type="string">
            <text:p>-64.916667</text:p>
          </table:table-cell>
          <table:table-cell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ERRU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ERSE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ACA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6911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7.6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ACAM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9.4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0.1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CA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599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1.01100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AE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AM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IND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OP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70.57500255886</text:p>
          </table:table-cell>
          <table:table-cell office:value-type="float" office:value="0">
            <text:p>0</text:p>
          </table:table-cell>
          <table:table-cell office:value-type="string">
            <text:p>2470.57500255886</text:p>
          </table:table-cell>
          <table:table-cell office:value-type="string">
            <text:p>2278.94246865658</text:p>
          </table:table-cell>
          <table:table-cell office:value-type="string">
            <text:p>-9.916667</text:p>
          </table:table-cell>
          <table:table-cell office:value-type="string">
            <text:p>10.691167</text:p>
          </table:table-cell>
          <table:table-cell office:value-type="string">
            <text:p>679.076403025138</text:p>
          </table:table-cell>
          <table:table-cell office:value-type="string">
            <text:p>-76.233333</text:p>
          </table:table-cell>
          <table:table-cell office:value-type="string">
            <text:p>-67.61666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OP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SP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HLSP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LAPR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MV-2012haplotypeH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COECO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HE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1666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BU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2.4556990806977</text:p>
          </table:table-cell>
          <table:table-cell office:value-type="float" office:value="0">
            <text:p>0</text:p>
          </table:table-cell>
          <table:table-cell office:value-type="string">
            <text:p>72.4556990806977</text:p>
          </table:table-cell>
          <table:table-cell office:value-type="string">
            <text:p>13.0973303984932</text:p>
          </table:table-cell>
          <table:table-cell office:value-type="string">
            <text:p>-19.5907472</text:p>
          </table:table-cell>
          <table:table-cell office:value-type="string">
            <text:p>-19.4724319</text:p>
          </table:table-cell>
          <table:table-cell office:value-type="string">
            <text:p>53.5389574627446</text:p>
          </table:table-cell>
          <table:table-cell office:value-type="string">
            <text:p>-43.5049448</text:p>
          </table:table-cell>
          <table:table-cell office:value-type="string">
            <text:p>-42.82591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0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065.81216804613</text:p>
          </table:table-cell>
          <table:table-cell office:value-type="string">
            <text:p>141344.50590013</text:p>
          </table:table-cell>
          <table:table-cell office:value-type="string">
            <text:p>667.383833382247</text:p>
          </table:table-cell>
          <table:table-cell office:value-type="string">
            <text:p>568.815334904211</text:p>
          </table:table-cell>
          <table:table-cell office:value-type="string">
            <text:p>-19.5907472</text:p>
          </table:table-cell>
          <table:table-cell office:value-type="string">
            <text:p>-14.4510092</text:p>
          </table:table-cell>
          <table:table-cell office:value-type="string">
            <text:p>271.400053937854</text:p>
          </table:table-cell>
          <table:table-cell office:value-type="string">
            <text:p>-43.5630135</text:p>
          </table:table-cell>
          <table:table-cell office:value-type="string">
            <text:p>-40.120637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1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N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53.894159086807</text:p>
          </table:table-cell>
          <table:table-cell office:value-type="float" office:value="0">
            <text:p>0</text:p>
          </table:table-cell>
          <table:table-cell office:value-type="string">
            <text:p>453.894159086807</text:p>
          </table:table-cell>
          <table:table-cell office:value-type="string">
            <text:p>369.08907972579</text:p>
          </table:table-cell>
          <table:table-cell office:value-type="string">
            <text:p>-19.5907472</text:p>
          </table:table-cell>
          <table:table-cell office:value-type="string">
            <text:p>-16.2559998</text:p>
          </table:table-cell>
          <table:table-cell office:value-type="string">
            <text:p>196.631813169808</text:p>
          </table:table-cell>
          <table:table-cell office:value-type="string">
            <text:p>-43.5049448</text:p>
          </table:table-cell>
          <table:table-cell office:value-type="string">
            <text:p>-41.01100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V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3.6513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6194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IV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3.6513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6194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L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88.64829546276</text:p>
          </table:table-cell>
          <table:table-cell office:value-type="float" office:value="0">
            <text:p>0</text:p>
          </table:table-cell>
          <table:table-cell office:value-type="string">
            <text:p>1088.64829546276</text:p>
          </table:table-cell>
          <table:table-cell office:value-type="string">
            <text:p>16.5976621955344</text:p>
          </table:table-cell>
          <table:table-cell office:value-type="string">
            <text:p>-15.316667</text:p>
          </table:table-cell>
          <table:table-cell office:value-type="string">
            <text:p>-15.166667</text:p>
          </table:table-cell>
          <table:table-cell office:value-type="string">
            <text:p>798.459938389694</text:p>
          </table:table-cell>
          <table:table-cell office:value-type="string">
            <text:p>-55.866667</text:p>
          </table:table-cell>
          <table:table-cell office:value-type="string">
            <text:p>-45.73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PAS0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646.24168862666</text:p>
          </table:table-cell>
          <table:table-cell office:value-type="string">
            <text:p>808937.711814769</text:p>
          </table:table-cell>
          <table:table-cell office:value-type="string">
            <text:p>1627.63489983876</text:p>
          </table:table-cell>
          <table:table-cell office:value-type="string">
            <text:p>1544.75331986685</text:p>
          </table:table-cell>
          <table:table-cell office:value-type="string">
            <text:p>-15.316667</text:p>
          </table:table-cell>
          <table:table-cell office:value-type="string">
            <text:p>-1.35</text:p>
          </table:table-cell>
          <table:table-cell office:value-type="string">
            <text:p>757.798194433504</text:p>
          </table:table-cell>
          <table:table-cell office:value-type="string">
            <text:p>-56.366667</text:p>
          </table:table-cell>
          <table:table-cell office:value-type="string">
            <text:p>-46.7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PAS04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5357.8834645386</text:p>
          </table:table-cell>
          <table:table-cell office:value-type="string">
            <text:p>3241970.86962815</text:p>
          </table:table-cell>
          <table:table-cell office:value-type="string">
            <text:p>3083.52256593067</text:p>
          </table:table-cell>
          <table:table-cell office:value-type="string">
            <text:p>2099.89395124244</text:p>
          </table:table-cell>
          <table:table-cell office:value-type="string">
            <text:p>-19.566667</text:p>
          </table:table-cell>
          <table:table-cell office:value-type="string">
            <text:p>-0.583333</text:p>
          </table:table-cell>
          <table:table-cell office:value-type="string">
            <text:p>1969.1040252978</text:p>
          </table:table-cell>
          <table:table-cell office:value-type="string">
            <text:p>-64.916667</text:p>
          </table:table-cell>
          <table:table-cell office:value-type="string">
            <text:p>-39.841985</text:p>
          </table:table-cell>
          <table:table-cell office:value-type="float" office:value="5">
            <text:p>5</text:p>
          </table:table-cell>
          <table:table-cell office:value-type="string">
            <text:p>Haemoprote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COLPAS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PIC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3696.80560051221</text:p>
          </table:table-cell>
          <table:table-cell office:value-type="string">
            <text:p>528057.818625291</text:p>
          </table:table-cell>
          <table:table-cell office:value-type="string">
            <text:p>3592.2639517979</text:p>
          </table:table-cell>
          <table:table-cell office:value-type="string">
            <text:p>2638.20125109338</text:p>
          </table:table-cell>
          <table:table-cell office:value-type="string">
            <text:p>-36.716667</text:p>
          </table:table-cell>
          <table:table-cell office:value-type="string">
            <text:p>-12.90198</text:p>
          </table:table-cell>
          <table:table-cell office:value-type="string">
            <text:p>1919.75843710311</text:p>
          </table:table-cell>
          <table:table-cell office:value-type="string">
            <text:p>-64.283333</text:p>
          </table:table-cell>
          <table:table-cell office:value-type="string">
            <text:p>-39.841985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COLPLU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3828.84269735449</text:p>
          </table:table-cell>
          <table:table-cell office:value-type="string">
            <text:p>4553.40112086711</text:p>
          </table:table-cell>
          <table:table-cell office:value-type="string">
            <text:p>3828.84253907638</text:p>
          </table:table-cell>
          <table:table-cell office:value-type="string">
            <text:p>2533.01515593267</text:p>
          </table:table-cell>
          <table:table-cell office:value-type="string">
            <text:p>-29.466667</text:p>
          </table:table-cell>
          <table:table-cell office:value-type="string">
            <text:p>-6.583333</text:p>
          </table:table-cell>
          <table:table-cell office:value-type="string">
            <text:p>2148.71118420568</text:p>
          </table:table-cell>
          <table:table-cell office:value-type="string">
            <text:p>-77.55</text:p>
          </table:table-cell>
          <table:table-cell office:value-type="string">
            <text:p>-50.16666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COLPL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SQU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SQ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S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TA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LTA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ME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51.265726812305</text:p>
          </table:table-cell>
          <table:table-cell office:value-type="float" office:value="0">
            <text:p>0</text:p>
          </table:table-cell>
          <table:table-cell office:value-type="string">
            <text:p>551.265726812305</text:p>
          </table:table-cell>
          <table:table-cell office:value-type="string">
            <text:p>429.088779135666</text:p>
          </table:table-cell>
          <table:table-cell office:value-type="string">
            <text:p>-19.4724319</text:p>
          </table:table-cell>
          <table:table-cell office:value-type="string">
            <text:p>-15.5954324</text:p>
          </table:table-cell>
          <table:table-cell office:value-type="string">
            <text:p>257.050989862506</text:p>
          </table:table-cell>
          <table:table-cell office:value-type="string">
            <text:p>-42.825918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0U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NCAS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.8462701975198</text:p>
          </table:table-cell>
          <table:table-cell office:value-type="float" office:value="0">
            <text:p>0</text:p>
          </table:table-cell>
          <table:table-cell office:value-type="string">
            <text:p>20.8462701975198</text:p>
          </table:table-cell>
          <table:table-cell office:value-type="string">
            <text:p>14.7453003064312</text:p>
          </table:table-cell>
          <table:table-cell office:value-type="string">
            <text:p>-6.716667</text:p>
          </table:table-cell>
          <table:table-cell office:value-type="string">
            <text:p>-6.583333</text:p>
          </table:table-cell>
          <table:table-cell office:value-type="string">
            <text:p>10.5128838774862</text:p>
          </table:table-cell>
          <table:table-cell office:value-type="string">
            <text:p>-77.55</text:p>
          </table:table-cell>
          <table:table-cell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PIC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45.40558673187</text:p>
          </table:table-cell>
          <table:table-cell office:value-type="float" office:value="0">
            <text:p>0</text:p>
          </table:table-cell>
          <table:table-cell office:value-type="string">
            <text:p>1145.40558673187</text:p>
          </table:table-cell>
          <table:table-cell office:value-type="string">
            <text:p>903.122231280723</text:p>
          </table:table-cell>
          <table:table-cell office:value-type="string">
            <text:p>-14.50911</text:p>
          </table:table-cell>
          <table:table-cell office:value-type="string">
            <text:p>-6.344364</text:p>
          </table:table-cell>
          <table:table-cell office:value-type="string">
            <text:p>507.675587401579</text:p>
          </table:table-cell>
          <table:table-cell office:value-type="string">
            <text:p>-43.59298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PIL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006.59256027843</text:p>
          </table:table-cell>
          <table:table-cell office:value-type="string">
            <text:p>111796.281185215</text:p>
          </table:table-cell>
          <table:table-cell office:value-type="string">
            <text:p>647.122171618034</text:p>
          </table:table-cell>
          <table:table-cell office:value-type="string">
            <text:p>348.419417058375</text:p>
          </table:table-cell>
          <table:table-cell office:value-type="string">
            <text:p>-17.657674</text:p>
          </table:table-cell>
          <table:table-cell office:value-type="string">
            <text:p>-14.50911</text:p>
          </table:table-cell>
          <table:table-cell office:value-type="string">
            <text:p>470.239789853452</text:p>
          </table:table-cell>
          <table:table-cell office:value-type="string">
            <text:p>-45.5308804</text:p>
          </table:table-cell>
          <table:table-cell office:value-type="string">
            <text:p>-39.5655673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QUI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3.6513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6194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CU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342.846481459307</text:p>
          </table:table-cell>
          <table:table-cell office:value-type="string">
            <text:p>3852.74397510582</text:p>
          </table:table-cell>
          <table:table-cell office:value-type="string">
            <text:p>329.097341269517</text:p>
          </table:table-cell>
          <table:table-cell office:value-type="string">
            <text:p>28.2703750804206</text:p>
          </table:table-cell>
          <table:table-cell office:value-type="string">
            <text:p>-6.6</text:p>
          </table:table-cell>
          <table:table-cell office:value-type="string">
            <text:p>-6.344364</text:p>
          </table:table-cell>
          <table:table-cell office:value-type="string">
            <text:p>233.700024758276</text:p>
          </table:table-cell>
          <table:table-cell office:value-type="string">
            <text:p>-40.116667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7.6339539793355</text:p>
          </table:table-cell>
          <table:table-cell office:value-type="float" office:value="0">
            <text:p>0</text:p>
          </table:table-cell>
          <table:table-cell office:value-type="string">
            <text:p>27.6339539793355</text:p>
          </table:table-cell>
          <table:table-cell office:value-type="string">
            <text:p>24.5841165351042</text:p>
          </table:table-cell>
          <table:table-cell office:value-type="string">
            <text:p>-6.566667</text:p>
          </table:table-cell>
          <table:table-cell office:value-type="string">
            <text:p>-6.344364</text:p>
          </table:table-cell>
          <table:table-cell office:value-type="string">
            <text:p>8.99957701353893</text:p>
          </table:table-cell>
          <table:table-cell office:value-type="string">
            <text:p>-37.266667</text:p>
          </table:table-cell>
          <table:table-cell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RPIL1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SQU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91.126229318221</text:p>
          </table:table-cell>
          <table:table-cell office:value-type="string">
            <text:p>54652.9604060603</text:p>
          </table:table-cell>
          <table:table-cell office:value-type="string">
            <text:p>454.842875279761</text:p>
          </table:table-cell>
          <table:table-cell office:value-type="string">
            <text:p>442.838143573694</text:p>
          </table:table-cell>
          <table:table-cell office:value-type="string">
            <text:p>-18.4526633</text:p>
          </table:table-cell>
          <table:table-cell office:value-type="string">
            <text:p>-14.4510092</text:p>
          </table:table-cell>
          <table:table-cell office:value-type="string">
            <text:p>161.352920746879</text:p>
          </table:table-cell>
          <table:table-cell office:value-type="string">
            <text:p>-45.5308804</text:p>
          </table:table-cell>
          <table:table-cell office:value-type="string">
            <text:p>-43.4844164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SQ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SQU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SQ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OTAL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668.5346621475</text:p>
          </table:table-cell>
          <table:table-cell office:value-type="string">
            <text:p>274651.841327433</text:p>
          </table:table-cell>
          <table:table-cell office:value-type="string">
            <text:p>1358.54785425826</text:p>
          </table:table-cell>
          <table:table-cell office:value-type="string">
            <text:p>1110.90209251636</text:p>
          </table:table-cell>
          <table:table-cell office:value-type="string">
            <text:p>-15.5954324</text:p>
          </table:table-cell>
          <table:table-cell office:value-type="string">
            <text:p>-5.5524107</text:p>
          </table:table-cell>
          <table:table-cell office:value-type="string">
            <text:p>669.03029041582</text:p>
          </table:table-cell>
          <table:table-cell office:value-type="string">
            <text:p>-43.59298</text:p>
          </table:table-cell>
          <table:table-cell office:value-type="string">
            <text:p>-35.10390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CPCT5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RAVU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REFUR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942.85585122026</text:p>
          </table:table-cell>
          <table:table-cell office:value-type="string">
            <text:p>1711977.0507255</text:p>
          </table:table-cell>
          <table:table-cell office:value-type="string">
            <text:p>6720.56466961574</text:p>
          </table:table-cell>
          <table:table-cell office:value-type="string">
            <text:p>528.920292008806</text:p>
          </table:table-cell>
          <table:table-cell office:value-type="string">
            <text:p>-3.866667</text:p>
          </table:table-cell>
          <table:table-cell office:value-type="string">
            <text:p>0.916667</text:p>
          </table:table-cell>
          <table:table-cell office:value-type="string">
            <text:p>4641.76579428393</text:p>
          </table:table-cell>
          <table:table-cell office:value-type="string">
            <text:p>-89.667117</text:p>
          </table:table-cell>
          <table:table-cell office:value-type="string">
            <text:p>-29.333333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CRYUND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ACY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ACYA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ACYA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CGUJ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CYA0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4570.90545631523</text:p>
          </table:table-cell>
          <table:table-cell office:value-type="string">
            <text:p>2073913.39911187</text:p>
          </table:table-cell>
          <table:table-cell office:value-type="string">
            <text:p>3083.54957529377</text:p>
          </table:table-cell>
          <table:table-cell office:value-type="string">
            <text:p>1362.3652006261</text:p>
          </table:table-cell>
          <table:table-cell office:value-type="string">
            <text:p>-12.90198</text:p>
          </table:table-cell>
          <table:table-cell office:value-type="string">
            <text:p>-0.583333</text:p>
          </table:table-cell>
          <table:table-cell office:value-type="string">
            <text:p>1969.1040252978</text:p>
          </table:table-cell>
          <table:table-cell office:value-type="string">
            <text:p>-64.916667</text:p>
          </table:table-cell>
          <table:table-cell office:value-type="string">
            <text:p>-39.841985</text:p>
          </table:table-cell>
          <table:table-cell office:value-type="float" office:value="6">
            <text:p>6</text:p>
          </table:table-cell>
          <table:table-cell office:value-type="string">
            <text:p>Plasmodium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CYAN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50.45221247528</text:p>
          </table:table-cell>
          <table:table-cell office:value-type="float" office:value="0">
            <text:p>0</text:p>
          </table:table-cell>
          <table:table-cell office:value-type="string">
            <text:p>2350.45221247528</text:p>
          </table:table-cell>
          <table:table-cell office:value-type="string">
            <text:p>962.274228996499</text:p>
          </table:table-cell>
          <table:table-cell office:value-type="string">
            <text:p>-13.8</text:p>
          </table:table-cell>
          <table:table-cell office:value-type="string">
            <text:p>-5.1</text:p>
          </table:table-cell>
          <table:table-cell office:value-type="string">
            <text:p>1537.69761254748</text:p>
          </table:table-cell>
          <table:table-cell office:value-type="string">
            <text:p>-79.233333</text:p>
          </table:table-cell>
          <table:table-cell office:value-type="string">
            <text:p>-59.68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PHI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PHIR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99.250910867455</text:p>
          </table:table-cell>
          <table:table-cell office:value-type="float" office:value="0">
            <text:p>0</text:p>
          </table:table-cell>
          <table:table-cell office:value-type="string">
            <text:p>199.250910867455</text:p>
          </table:table-cell>
          <table:table-cell office:value-type="string">
            <text:p>40.5723755055898</text:p>
          </table:table-cell>
          <table:table-cell office:value-type="string">
            <text:p>-15.533333</text:p>
          </table:table-cell>
          <table:table-cell office:value-type="string">
            <text:p>-15.166667</text:p>
          </table:table-cell>
          <table:table-cell office:value-type="string">
            <text:p>143.235443219638</text:p>
          </table:table-cell>
          <table:table-cell office:value-type="string">
            <text:p>-47.55</text:p>
          </table:table-cell>
          <table:table-cell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CYPHIR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0UT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35.44031796898</text:p>
          </table:table-cell>
          <table:table-cell office:value-type="float" office:value="0">
            <text:p>0</text:p>
          </table:table-cell>
          <table:table-cell office:value-type="string">
            <text:p>1135.44031796898</text:p>
          </table:table-cell>
          <table:table-cell office:value-type="string">
            <text:p>930.68970605928</text:p>
          </table:table-cell>
          <table:table-cell office:value-type="string">
            <text:p>-2.733333</text:p>
          </table:table-cell>
          <table:table-cell office:value-type="string">
            <text:p>5.683333</text:p>
          </table:table-cell>
          <table:table-cell office:value-type="string">
            <text:p>461.153763037544</text:p>
          </table:table-cell>
          <table:table-cell office:value-type="string">
            <text:p>-71.083333</text:p>
          </table:table-cell>
          <table:table-cell office:value-type="string">
            <text:p>-65.23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6" office:value-type="float" office:value="2">
            <text:p>2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DENCE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CER0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409.58691089394</text:p>
          </table:table-cell>
          <table:table-cell office:value-type="string">
            <text:p>533459.688706674</text:p>
          </table:table-cell>
          <table:table-cell office:value-type="string">
            <text:p>2057.23848595953</text:p>
          </table:table-cell>
          <table:table-cell office:value-type="string">
            <text:p>1211.24617340981</text:p>
          </table:table-cell>
          <table:table-cell office:value-type="string">
            <text:p>-12.90198</text:p>
          </table:table-cell>
          <table:table-cell office:value-type="string">
            <text:p>-1.95</text:p>
          </table:table-cell>
          <table:table-cell office:value-type="string">
            <text:p>1321.56675311722</text:p>
          </table:table-cell>
          <table:table-cell office:value-type="string">
            <text:p>-56.633333</text:p>
          </table:table-cell>
          <table:table-cell office:value-type="string">
            <text:p>-39.84198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FU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8.7304956194363</text:p>
          </table:table-cell>
          <table:table-cell office:value-type="float" office:value="0">
            <text:p>0</text:p>
          </table:table-cell>
          <table:table-cell office:value-type="string">
            <text:p>48.7304956194363</text:p>
          </table:table-cell>
          <table:table-cell office:value-type="string">
            <text:p>42.3899565432992</text:p>
          </table:table-cell>
          <table:table-cell office:value-type="string">
            <text:p>-5.066667</text:p>
          </table:table-cell>
          <table:table-cell office:value-type="string">
            <text:p>-4.683333</text:p>
          </table:table-cell>
          <table:table-cell office:value-type="string">
            <text:p>17.0835021297505</text:p>
          </table:table-cell>
          <table:table-cell office:value-type="string">
            <text:p>-56.85</text:p>
          </table:table-cell>
          <table:table-cell office:value-type="string">
            <text:p>-56.63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FU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MER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5.7280723949452</text:p>
          </table:table-cell>
          <table:table-cell office:value-type="float" office:value="0">
            <text:p>0</text:p>
          </table:table-cell>
          <table:table-cell office:value-type="string">
            <text:p>85.7280723949452</text:p>
          </table:table-cell>
          <table:table-cell office:value-type="string">
            <text:p>79.8416316064087</text:p>
          </table:table-cell>
          <table:table-cell office:value-type="string">
            <text:p>-5.72</text:p>
          </table:table-cell>
          <table:table-cell office:value-type="float" office:value="-4998">
            <text:p>-4998</text:p>
          </table:table-cell>
          <table:table-cell office:value-type="string">
            <text:p>22.2347962750813</text:p>
          </table:table-cell>
          <table:table-cell office:value-type="float" office:value="-63217">
            <text:p>-63217</text:p>
          </table:table-cell>
          <table:table-cell office:value-type="float" office:value="-62935">
            <text:p>-6293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MER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629.43793700784</text:p>
          </table:table-cell>
          <table:table-cell office:value-type="float" office:value="0">
            <text:p>0</text:p>
          </table:table-cell>
          <table:table-cell office:value-type="string">
            <text:p>1629.43793700784</text:p>
          </table:table-cell>
          <table:table-cell office:value-type="string">
            <text:p>790.689779230625</text:p>
          </table:table-cell>
          <table:table-cell office:value-type="string">
            <text:p>-9.1</text:p>
          </table:table-cell>
          <table:table-cell office:value-type="string">
            <text:p>-1.95</text:p>
          </table:table-cell>
          <table:table-cell office:value-type="string">
            <text:p>1013.42775840875</text:p>
          </table:table-cell>
          <table:table-cell office:value-type="string">
            <text:p>-64.466667</text:p>
          </table:table-cell>
          <table:table-cell office:value-type="string">
            <text:p>-51.6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PET03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10077.4145909482</text:p>
          </table:table-cell>
          <table:table-cell office:value-type="string">
            <text:p>6619921.97999118</text:p>
          </table:table-cell>
          <table:table-cell office:value-type="string">
            <text:p>3599.54445668525</text:p>
          </table:table-cell>
          <table:table-cell office:value-type="string">
            <text:p>3127.28035238576</text:p>
          </table:table-cell>
          <table:table-cell office:value-type="string">
            <text:p>-30.205564</text:p>
          </table:table-cell>
          <table:table-cell office:value-type="string">
            <text:p>-1.95</text:p>
          </table:table-cell>
          <table:table-cell office:value-type="string">
            <text:p>2361.75708580795</text:p>
          </table:table-cell>
          <table:table-cell office:value-type="string">
            <text:p>-65.233333</text:p>
          </table:table-cell>
          <table:table-cell office:value-type="string">
            <text:p>-35.103905</text:p>
          </table:table-cell>
          <table:table-cell office:value-type="float" office:value="14">
            <text:p>14</text:p>
          </table:table-cell>
          <table:table-cell office:value-type="string">
            <text:p>Plasmodium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DENVID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60.36891672565</text:p>
          </table:table-cell>
          <table:table-cell office:value-type="float" office:value="0">
            <text:p>0</text:p>
          </table:table-cell>
          <table:table-cell office:value-type="string">
            <text:p>2460.36891672565</text:p>
          </table:table-cell>
          <table:table-cell office:value-type="string">
            <text:p>2401.05665654734</text:p>
          </table:table-cell>
          <table:table-cell office:value-type="string">
            <text:p>-23.651383</text:p>
          </table:table-cell>
          <table:table-cell office:value-type="string">
            <text:p>-1.95</text:p>
          </table:table-cell>
          <table:table-cell office:value-type="string">
            <text:p>392.637424148398</text:p>
          </table:table-cell>
          <table:table-cell office:value-type="string">
            <text:p>-51.6</text:p>
          </table:table-cell>
          <table:table-cell office:value-type="string">
            <text:p>-46.61946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NVID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3.6513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6194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TPET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ETUR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3355.00379445753</text:p>
          </table:table-cell>
          <table:table-cell office:value-type="string">
            <text:p>1111638.64191454</text:p>
          </table:table-cell>
          <table:table-cell office:value-type="string">
            <text:p>2799.3108995022</text:p>
          </table:table-cell>
          <table:table-cell office:value-type="string">
            <text:p>1596.31450089293</text:p>
          </table:table-cell>
          <table:table-cell office:value-type="string">
            <text:p>-19.1130526</text:p>
          </table:table-cell>
          <table:table-cell office:value-type="string">
            <text:p>-4.683333</text:p>
          </table:table-cell>
          <table:table-cell office:value-type="string">
            <text:p>1873.91597912181</text:p>
          </table:table-cell>
          <table:table-cell office:value-type="string">
            <text:p>-64.466667</text:p>
          </table:table-cell>
          <table:table-cell office:value-type="string">
            <text:p>-40.613344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CC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AE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482.4551038649</text:p>
          </table:table-cell>
          <table:table-cell office:value-type="string">
            <text:p>145568.511293869</text:p>
          </table:table-cell>
          <table:table-cell office:value-type="string">
            <text:p>1327.73435836832</text:p>
          </table:table-cell>
          <table:table-cell office:value-type="string">
            <text:p>1256.90599492886</text:p>
          </table:table-cell>
          <table:table-cell office:value-type="string">
            <text:p>-6.683333</text:p>
          </table:table-cell>
          <table:table-cell office:value-type="string">
            <text:p>4.683333</text:p>
          </table:table-cell>
          <table:table-cell office:value-type="string">
            <text:p>425.694087322323</text:p>
          </table:table-cell>
          <table:table-cell office:value-type="string">
            <text:p>-79.233333</text:p>
          </table:table-cell>
          <table:table-cell office:value-type="string">
            <text:p>-73.83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77.750275344933</text:p>
          </table:table-cell>
          <table:table-cell office:value-type="float" office:value="0">
            <text:p>0</text:p>
          </table:table-cell>
          <table:table-cell office:value-type="string">
            <text:p>177.750275344933</text:p>
          </table:table-cell>
          <table:table-cell office:value-type="string">
            <text:p>164.025578063747</text:p>
          </table:table-cell>
          <table:table-cell office:value-type="string">
            <text:p>-4.483333</text:p>
          </table:table-cell>
          <table:table-cell office:value-type="float" office:value="-3">
            <text:p>-3</text:p>
          </table:table-cell>
          <table:table-cell office:value-type="string">
            <text:p>48.6221239151476</text:p>
          </table:table-cell>
          <table:table-cell office:value-type="string">
            <text:p>-79.116667</text:p>
          </table:table-cell>
          <table:table-cell office:value-type="string">
            <text:p>-78.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90.287574970709</text:p>
          </table:table-cell>
          <table:table-cell office:value-type="float" office:value="0">
            <text:p>0</text:p>
          </table:table-cell>
          <table:table-cell office:value-type="string">
            <text:p>190.287574970709</text:p>
          </table:table-cell>
          <table:table-cell office:value-type="string">
            <text:p>33.1723107416328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office:value-type="string">
            <text:p>132.723171455819</text:p>
          </table:table-cell>
          <table:table-cell office:value-type="string">
            <text:p>-79.716667</text:p>
          </table:table-cell>
          <table:table-cell office:value-type="string">
            <text:p>-78.0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5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5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0.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033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0.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033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CYA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8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LAF0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037.99527779513</text:p>
          </table:table-cell>
          <table:table-cell office:value-type="string">
            <text:p>203331.806318944</text:p>
          </table:table-cell>
          <table:table-cell office:value-type="string">
            <text:p>1858.18007106516</text:p>
          </table:table-cell>
          <table:table-cell office:value-type="string">
            <text:p>1752.7563058909</text:p>
          </table:table-cell>
          <table:table-cell office:value-type="string">
            <text:p>-5.1</text:p>
          </table:table-cell>
          <table:table-cell office:value-type="string">
            <text:p>10.75</text:p>
          </table:table-cell>
          <table:table-cell office:value-type="string">
            <text:p>438.827645934111</text:p>
          </table:table-cell>
          <table:table-cell office:value-type="string">
            <text:p>-79.233333</text:p>
          </table:table-cell>
          <table:table-cell office:value-type="string">
            <text:p>-73.666667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GLAF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IXPIP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YSME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YSME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YSMEN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YSMEN0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.8455539219463</text:p>
          </table:table-cell>
          <table:table-cell office:value-type="float" office:value="0">
            <text:p>0</text:p>
          </table:table-cell>
          <table:table-cell office:value-type="string">
            <text:p>20.8455539219463</text:p>
          </table:table-cell>
          <table:table-cell office:value-type="string">
            <text:p>14.7453003064312</text:p>
          </table:table-cell>
          <table:table-cell office:value-type="string">
            <text:p>-6.716667</text:p>
          </table:table-cell>
          <table:table-cell office:value-type="string">
            <text:p>-6.583333</text:p>
          </table:table-cell>
          <table:table-cell office:value-type="string">
            <text:p>10.5128838774862</text:p>
          </table:table-cell>
          <table:table-cell office:value-type="string">
            <text:p>-77.55</text:p>
          </table:table-cell>
          <table:table-cell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LACH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LAFL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LALB0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790.00329049001</text:p>
          </table:table-cell>
          <table:table-cell office:value-type="string">
            <text:p>228537.995357209</text:p>
          </table:table-cell>
          <table:table-cell office:value-type="string">
            <text:p>1614.86746876014</text:p>
          </table:table-cell>
          <table:table-cell office:value-type="string">
            <text:p>1500.20916607401</text:p>
          </table:table-cell>
          <table:table-cell office:value-type="string">
            <text:p>-19.1130526</text:p>
          </table:table-cell>
          <table:table-cell office:value-type="string">
            <text:p>-5.5524107</text:p>
          </table:table-cell>
          <table:table-cell office:value-type="string">
            <text:p>465.652637765628</text:p>
          </table:table-cell>
          <table:table-cell office:value-type="string">
            <text:p>-41.011001</text:p>
          </table:table-cell>
          <table:table-cell office:value-type="string">
            <text:p>-35.10390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ELALBO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LASP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ELFL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910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EMPAL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EMPOBE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0.601571544143</text:p>
          </table:table-cell>
          <table:table-cell office:value-type="float" office:value="0">
            <text:p>0</text:p>
          </table:table-cell>
          <table:table-cell office:value-type="string">
            <text:p>200.601571544143</text:p>
          </table:table-cell>
          <table:table-cell office:value-type="string">
            <text:p>26.0231829401751</text:p>
          </table:table-cell>
          <table:table-cell office:value-type="string">
            <text:p>-15.4018485</text:p>
          </table:table-cell>
          <table:table-cell office:value-type="string">
            <text:p>-15.166667</text:p>
          </table:table-cell>
          <table:table-cell office:value-type="string">
            <text:p>146.013622693629</text:p>
          </table:table-cell>
          <table:table-cell office:value-type="string">
            <text:p>-47.5852374</text:p>
          </table:table-cell>
          <table:table-cell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MPVA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ENTLE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UCH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6576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UMIN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860.07088152483</text:p>
          </table:table-cell>
          <table:table-cell office:value-type="float" office:value="0">
            <text:p>0</text:p>
          </table:table-cell>
          <table:table-cell office:value-type="string">
            <text:p>1860.07088152483</text:p>
          </table:table-cell>
          <table:table-cell office:value-type="string">
            <text:p>266.664753974461</text:p>
          </table:table-cell>
          <table:table-cell office:value-type="string">
            <text:p>-16.25</text:p>
          </table:table-cell>
          <table:table-cell office:value-type="string">
            <text:p>-13.84</text:p>
          </table:table-cell>
          <table:table-cell office:value-type="string">
            <text:p>1347.78148589794</text:p>
          </table:table-cell>
          <table:table-cell office:value-type="string">
            <text:p>-56.366667</text:p>
          </table:table-cell>
          <table:table-cell office:value-type="float" office:value="-39241">
            <text:p>-39241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UPMA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UTAQU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37.937950238136</text:p>
          </table:table-cell>
          <table:table-cell office:value-type="string">
            <text:p>1155.34280943701</text:p>
          </table:table-cell>
          <table:table-cell office:value-type="string">
            <text:p>133.539814831552</text:p>
          </table:table-cell>
          <table:table-cell office:value-type="string">
            <text:p>127.162107681977</text:p>
          </table:table-cell>
          <table:table-cell office:value-type="string">
            <text:p>-2.633333</text:p>
          </table:table-cell>
          <table:table-cell office:value-type="string">
            <text:p>-1.483333</text:p>
          </table:table-cell>
          <table:table-cell office:value-type="string">
            <text:p>28.9105078164606</text:p>
          </table:table-cell>
          <table:table-cell office:value-type="string">
            <text:p>-78.166667</text:p>
          </table:table-cell>
          <table:table-cell office:value-type="string">
            <text:p>-77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UVIO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EUXA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1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CO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44.69988857122</text:p>
          </table:table-cell>
          <table:table-cell office:value-type="float" office:value="0">
            <text:p>0</text:p>
          </table:table-cell>
          <table:table-cell office:value-type="string">
            <text:p>2244.69988857122</text:p>
          </table:table-cell>
          <table:table-cell office:value-type="string">
            <text:p>1898.56154829788</text:p>
          </table:table-cell>
          <table:table-cell office:value-type="string">
            <text:p>-19.1130526</text:p>
          </table:table-cell>
          <table:table-cell office:value-type="string">
            <text:p>-1.95</text:p>
          </table:table-cell>
          <table:table-cell office:value-type="string">
            <text:p>865.598399855838</text:p>
          </table:table-cell>
          <table:table-cell office:value-type="string">
            <text:p>-51.6</text:p>
          </table:table-cell>
          <table:table-cell office:value-type="string">
            <text:p>-40.613344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CO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11305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61334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G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LEU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48.137247147756</text:p>
          </table:table-cell>
          <table:table-cell office:value-type="float" office:value="0">
            <text:p>0</text:p>
          </table:table-cell>
          <table:table-cell office:value-type="string">
            <text:p>448.137247147756</text:p>
          </table:table-cell>
          <table:table-cell office:value-type="string">
            <text:p>126.629230063523</text:p>
          </table:table-cell>
          <table:table-cell office:value-type="string">
            <text:p>-15.5954324</text:p>
          </table:table-cell>
          <table:table-cell office:value-type="string">
            <text:p>-14.4510092</text:p>
          </table:table-cell>
          <table:table-cell office:value-type="string">
            <text:p>315.154011632961</text:p>
          </table:table-cell>
          <table:table-cell office:value-type="string">
            <text:p>-43.5630135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ME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48.615209716726</text:p>
          </table:table-cell>
          <table:table-cell office:value-type="float" office:value="0">
            <text:p>0</text:p>
          </table:table-cell>
          <table:table-cell office:value-type="string">
            <text:p>348.615209716726</text:p>
          </table:table-cell>
          <table:table-cell office:value-type="string">
            <text:p>348.419417058375</text:p>
          </table:table-cell>
          <table:table-cell office:value-type="string">
            <text:p>-17.657674</text:p>
          </table:table-cell>
          <table:table-cell office:value-type="string">
            <text:p>-14.50911</text:p>
          </table:table-cell>
          <table:table-cell office:value-type="string">
            <text:p>8.55989562613694</text:p>
          </table:table-cell>
          <table:table-cell office:value-type="string">
            <text:p>-43.59298</text:p>
          </table:table-cell>
          <table:table-cell office:value-type="string">
            <text:p>-43.4844164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ME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MEL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MEL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FORA0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6911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7.6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A0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84.157821496842</text:p>
          </table:table-cell>
          <table:table-cell office:value-type="float" office:value="0">
            <text:p>0</text:p>
          </table:table-cell>
          <table:table-cell office:value-type="string">
            <text:p>484.157821496842</text:p>
          </table:table-cell>
          <table:table-cell office:value-type="string">
            <text:p>453.646167281131</text:p>
          </table:table-cell>
          <table:table-cell office:value-type="string">
            <text:p>-9.1</text:p>
          </table:table-cell>
          <table:table-cell office:value-type="float" office:value="-4998">
            <text:p>-4998</text:p>
          </table:table-cell>
          <table:table-cell office:value-type="string">
            <text:p>120.765297306411</text:p>
          </table:table-cell>
          <table:table-cell office:value-type="string">
            <text:p>-64.466667</text:p>
          </table:table-cell>
          <table:table-cell office:value-type="float" office:value="-62935">
            <text:p>-6293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COL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G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RGRI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OSER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613.22492131131</text:p>
          </table:table-cell>
          <table:table-cell office:value-type="string">
            <text:p>109831.056069324</text:p>
          </table:table-cell>
          <table:table-cell office:value-type="string">
            <text:p>1549.36486566439</text:p>
          </table:table-cell>
          <table:table-cell office:value-type="string">
            <text:p>1427.82763645571</text:p>
          </table:table-cell>
          <table:table-cell office:value-type="string">
            <text:p>-19.4724319</text:p>
          </table:table-cell>
          <table:table-cell office:value-type="string">
            <text:p>-6.566667</text:p>
          </table:table-cell>
          <table:table-cell office:value-type="string">
            <text:p>490.129518266107</text:p>
          </table:table-cell>
          <table:table-cell office:value-type="string">
            <text:p>-43.4844164</text:p>
          </table:table-cell>
          <table:table-cell office:value-type="string">
            <text:p>-37.26666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RAG1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36335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5550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ULE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FURLEU01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7959.57568782781</text:p>
          </table:table-cell>
          <table:table-cell office:value-type="string">
            <text:p>6222543.80748907</text:p>
          </table:table-cell>
          <table:table-cell office:value-type="string">
            <text:p>4322.15576605497</text:p>
          </table:table-cell>
          <table:table-cell office:value-type="string">
            <text:p>3915.79254836665</text:p>
          </table:table-cell>
          <table:table-cell office:value-type="string">
            <text:p>-36.716667</text:p>
          </table:table-cell>
          <table:table-cell office:value-type="string">
            <text:p>-1.35</text:p>
          </table:table-cell>
          <table:table-cell office:value-type="string">
            <text:p>2153.89117260595</text:p>
          </table:table-cell>
          <table:table-cell office:value-type="string">
            <text:p>-64.716667</text:p>
          </table:table-cell>
          <table:table-cell office:value-type="string">
            <text:p>-37.266667</text:p>
          </table:table-cell>
          <table:table-cell office:value-type="float" office:value="10">
            <text:p>10</text:p>
          </table:table-cell>
          <table:table-cell office:value-type="string">
            <text:p>Plasmodium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URLE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FU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ALAL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ALCY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ALCYA0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184.03090212981</text:p>
          </table:table-cell>
          <table:table-cell office:value-type="string">
            <text:p>154925.248231734</text:p>
          </table:table-cell>
          <table:table-cell office:value-type="string">
            <text:p>993.815589926404</text:p>
          </table:table-cell>
          <table:table-cell office:value-type="string">
            <text:p>488.442731867446</text:p>
          </table:table-cell>
          <table:table-cell office:value-type="string">
            <text:p>-9.1</text:p>
          </table:table-cell>
          <table:table-cell office:value-type="string">
            <text:p>-4.683333</text:p>
          </table:table-cell>
          <table:table-cell office:value-type="string">
            <text:p>617.392884097327</text:p>
          </table:table-cell>
          <table:table-cell office:value-type="string">
            <text:p>-64.466667</text:p>
          </table:table-cell>
          <table:table-cell office:value-type="string">
            <text:p>-56.633333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ALCYA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ALLUS0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439.54678604279</text:p>
          </table:table-cell>
          <table:table-cell office:value-type="string">
            <text:p>220624.777829496</text:p>
          </table:table-cell>
          <table:table-cell office:value-type="string">
            <text:p>647.12128205529</text:p>
          </table:table-cell>
          <table:table-cell office:value-type="string">
            <text:p>515.936303289162</text:p>
          </table:table-cell>
          <table:table-cell office:value-type="string">
            <text:p>-19.1130526</text:p>
          </table:table-cell>
          <table:table-cell office:value-type="string">
            <text:p>-14.4510092</text:p>
          </table:table-cell>
          <table:table-cell office:value-type="string">
            <text:p>470.239789853452</text:p>
          </table:table-cell>
          <table:table-cell office:value-type="string">
            <text:p>-45.5308804</text:p>
          </table:table-cell>
          <table:table-cell office:value-type="string">
            <text:p>-39.5655673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EOFR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EOFU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0.3259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90.474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EOMO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EOT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EOTRI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0.8447274985459</text:p>
          </table:table-cell>
          <table:table-cell office:value-type="float" office:value="0">
            <text:p>0</text:p>
          </table:table-cell>
          <table:table-cell office:value-type="string">
            <text:p>20.8447274985459</text:p>
          </table:table-cell>
          <table:table-cell office:value-type="string">
            <text:p>14.7453003064312</text:p>
          </table:table-cell>
          <table:table-cell office:value-type="string">
            <text:p>-6.716667</text:p>
          </table:table-cell>
          <table:table-cell office:value-type="string">
            <text:p>-6.583333</text:p>
          </table:table-cell>
          <table:table-cell office:value-type="string">
            <text:p>10.5128838774862</text:p>
          </table:table-cell>
          <table:table-cell office:value-type="string">
            <text:p>-77.55</text:p>
          </table:table-cell>
          <table:table-cell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EOTRY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807.35655832153</text:p>
          </table:table-cell>
          <table:table-cell office:value-type="string">
            <text:p>516073.388438556</text:p>
          </table:table-cell>
          <table:table-cell office:value-type="string">
            <text:p>2388.9944768276</text:p>
          </table:table-cell>
          <table:table-cell office:value-type="string">
            <text:p>427.569605775991</text:p>
          </table:table-cell>
          <table:table-cell office:value-type="string">
            <text:p>-5.216667</text:p>
          </table:table-cell>
          <table:table-cell office:value-type="string">
            <text:p>-1.35</text:p>
          </table:table-cell>
          <table:table-cell office:value-type="string">
            <text:p>1679.78310233014</text:p>
          </table:table-cell>
          <table:table-cell office:value-type="string">
            <text:p>-77.733333</text:p>
          </table:table-cell>
          <table:table-cell office:value-type="string">
            <text:p>-56.366667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AHI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AHIR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AHIR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YSP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4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1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YSP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4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1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YSPI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YSPI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YSPI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LYSPI0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563.70749293344</text:p>
          </table:table-cell>
          <table:table-cell office:value-type="string">
            <text:p>72935.4290857652</text:p>
          </table:table-cell>
          <table:table-cell office:value-type="string">
            <text:p>1522.73369610965</text:p>
          </table:table-cell>
          <table:table-cell office:value-type="string">
            <text:p>1494.96100311029</text:p>
          </table:table-cell>
          <table:table-cell office:value-type="string">
            <text:p>-14.866667</text:p>
          </table:table-cell>
          <table:table-cell office:value-type="string">
            <text:p>-1.35</text:p>
          </table:table-cell>
          <table:table-cell office:value-type="string">
            <text:p>261.490358587604</text:p>
          </table:table-cell>
          <table:table-cell office:value-type="string">
            <text:p>-59.683333</text:p>
          </table:table-cell>
          <table:table-cell office:value-type="string">
            <text:p>-56.36666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GRAGU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RAQU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RAQU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RA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833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RARUF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833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RW0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121.76700395051</text:p>
          </table:table-cell>
          <table:table-cell office:value-type="string">
            <text:p>396897.109956487</text:p>
          </table:table-cell>
          <table:table-cell office:value-type="string">
            <text:p>1863.99881267916</text:p>
          </table:table-cell>
          <table:table-cell office:value-type="string">
            <text:p>1562.14907151756</text:p>
          </table:table-cell>
          <table:table-cell office:value-type="float" office:value="-33">
            <text:p>-33</text:p>
          </table:table-cell>
          <table:table-cell office:value-type="string">
            <text:p>-18.9</text:p>
          </table:table-cell>
          <table:table-cell office:value-type="string">
            <text:p>803.705973787851</text:p>
          </table:table-cell>
          <table:table-cell office:value-type="string">
            <text:p>-58.5</text:p>
          </table:table-cell>
          <table:table-cell office:value-type="string">
            <text:p>-48.3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GRW06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5277.38742515053</text:p>
          </table:table-cell>
          <table:table-cell office:value-type="string">
            <text:p>3244518.01831014</text:p>
          </table:table-cell>
          <table:table-cell office:value-type="string">
            <text:p>2688.32898727403</text:p>
          </table:table-cell>
          <table:table-cell office:value-type="string">
            <text:p>1840.10295163769</text:p>
          </table:table-cell>
          <table:table-cell office:value-type="string">
            <text:p>-19.566667</text:p>
          </table:table-cell>
          <table:table-cell office:value-type="string">
            <text:p>-2.932778</text:p>
          </table:table-cell>
          <table:table-cell office:value-type="string">
            <text:p>1842.9001857104</text:p>
          </table:table-cell>
          <table:table-cell office:value-type="string">
            <text:p>-64.466667</text:p>
          </table:table-cell>
          <table:table-cell office:value-type="string">
            <text:p>-41.011001</text:p>
          </table:table-cell>
          <table:table-cell office:value-type="float" office:value="5">
            <text:p>5</text:p>
          </table:table-cell>
          <table:table-cell office:value-type="string">
            <text:p>Plasmodium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U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YMLE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YMSA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5.7422226656291</text:p>
          </table:table-cell>
          <table:table-cell office:value-type="float" office:value="0">
            <text:p>0</text:p>
          </table:table-cell>
          <table:table-cell office:value-type="string">
            <text:p>85.7422226656291</text:p>
          </table:table-cell>
          <table:table-cell office:value-type="string">
            <text:p>79.8416316064087</text:p>
          </table:table-cell>
          <table:table-cell office:value-type="string">
            <text:p>-5.72</text:p>
          </table:table-cell>
          <table:table-cell office:value-type="float" office:value="-4998">
            <text:p>-4998</text:p>
          </table:table-cell>
          <table:table-cell office:value-type="string">
            <text:p>22.2347962750813</text:p>
          </table:table-cell>
          <table:table-cell office:value-type="float" office:value="-63217">
            <text:p>-63217</text:p>
          </table:table-cell>
          <table:table-cell office:value-type="float" office:value="-62935">
            <text:p>-62935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GYMSAL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0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AECOL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321.82945080921</text:p>
          </table:table-cell>
          <table:table-cell office:value-type="float" office:value="0">
            <text:p>0</text:p>
          </table:table-cell>
          <table:table-cell office:value-type="string">
            <text:p>4321.82945080921</text:p>
          </table:table-cell>
          <table:table-cell office:value-type="string">
            <text:p>3129.01597124274</text:p>
          </table:table-cell>
          <table:table-cell office:value-type="string">
            <text:p>-23.651383</text:p>
          </table:table-cell>
          <table:table-cell office:value-type="string">
            <text:p>4.633333</text:p>
          </table:table-cell>
          <table:table-cell office:value-type="string">
            <text:p>2154.96850546404</text:p>
          </table:table-cell>
          <table:table-cell office:value-type="string">
            <text:p>-74.083333</text:p>
          </table:table-cell>
          <table:table-cell office:value-type="string">
            <text:p>-46.61946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aemoproteuserythrogravidus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1.16582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45862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Haemoproteusvireonis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2110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204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EAM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833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HEMATR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27.72171015235</text:p>
          </table:table-cell>
          <table:table-cell office:value-type="float" office:value="0">
            <text:p>0</text:p>
          </table:table-cell>
          <table:table-cell office:value-type="string">
            <text:p>1327.72171015235</text:p>
          </table:table-cell>
          <table:table-cell office:value-type="string">
            <text:p>1256.90599492886</text:p>
          </table:table-cell>
          <table:table-cell office:value-type="string">
            <text:p>-6.683333</text:p>
          </table:table-cell>
          <table:table-cell office:value-type="string">
            <text:p>4.683333</text:p>
          </table:table-cell>
          <table:table-cell office:value-type="string">
            <text:p>303.531754593554</text:p>
          </table:table-cell>
          <table:table-cell office:value-type="string">
            <text:p>-77.683333</text:p>
          </table:table-cell>
          <table:table-cell office:value-type="string">
            <text:p>-73.83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EMFRO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2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EMGU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ESE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58.54579181886</text:p>
          </table:table-cell>
          <table:table-cell office:value-type="float" office:value="0">
            <text:p>0</text:p>
          </table:table-cell>
          <table:table-cell office:value-type="string">
            <text:p>1358.54579181886</text:p>
          </table:table-cell>
          <table:table-cell office:value-type="string">
            <text:p>990.701352280824</text:p>
          </table:table-cell>
          <table:table-cell office:value-type="string">
            <text:p>-14.50911</text:p>
          </table:table-cell>
          <table:table-cell office:value-type="string">
            <text:p>-5.5524107</text:p>
          </table:table-cell>
          <table:table-cell office:value-type="string">
            <text:p>669.03029041582</text:p>
          </table:table-cell>
          <table:table-cell office:value-type="string">
            <text:p>-43.59298</text:p>
          </table:table-cell>
          <table:table-cell office:value-type="string">
            <text:p>-35.103905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p1477/47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Hp2458/47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HYAM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L0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L0E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LOC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4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LPU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LPUN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CA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1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CA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OC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38.825422156295</text:p>
          </table:table-cell>
          <table:table-cell office:value-type="float" office:value="0">
            <text:p>0</text:p>
          </table:table-cell>
          <table:table-cell office:value-type="string">
            <text:p>738.825422156295</text:p>
          </table:table-cell>
          <table:table-cell office:value-type="string">
            <text:p>114.638195968982</text:p>
          </table:table-cell>
          <table:table-cell office:value-type="string">
            <text:p>-5.72</text:p>
          </table:table-cell>
          <table:table-cell office:value-type="string">
            <text:p>-4.683333</text:p>
          </table:table-cell>
          <table:table-cell office:value-type="string">
            <text:p>518.958432273607</text:p>
          </table:table-cell>
          <table:table-cell office:value-type="float" office:value="-63217">
            <text:p>-63217</text:p>
          </table:table-cell>
          <table:table-cell office:value-type="string">
            <text:p>-56.63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1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1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PSTR1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HYRE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BYAM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CTCAY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3111.68435343942</text:p>
          </table:table-cell>
          <table:table-cell office:value-type="string">
            <text:p>1114475.55902287</text:p>
          </table:table-cell>
          <table:table-cell office:value-type="string">
            <text:p>1835.61157802454</text:p>
          </table:table-cell>
          <table:table-cell office:value-type="string">
            <text:p>1178.50542841868</text:p>
          </table:table-cell>
          <table:table-cell office:value-type="string">
            <text:p>-30.205564</text:p>
          </table:table-cell>
          <table:table-cell office:value-type="string">
            <text:p>-19.566667</text:p>
          </table:table-cell>
          <table:table-cell office:value-type="string">
            <text:p>1101.75568549664</text:p>
          </table:table-cell>
          <table:table-cell office:value-type="string">
            <text:p>-57.495736</text:p>
          </table:table-cell>
          <table:table-cell office:value-type="string">
            <text:p>-43.5049448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CTCAY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IL-201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401848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85237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LMI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SLGUT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SLGUT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SLHAU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02.65284970843</text:p>
          </table:table-cell>
          <table:table-cell office:value-type="float" office:value="0">
            <text:p>0</text:p>
          </table:table-cell>
          <table:table-cell office:value-type="string">
            <text:p>1102.65284970843</text:p>
          </table:table-cell>
          <table:table-cell office:value-type="string">
            <text:p>108.737194950724</text:p>
          </table:table-cell>
          <table:table-cell office:value-type="string">
            <text:p>-4.683333</text:p>
          </table:table-cell>
          <table:table-cell office:value-type="string">
            <text:p>-3.7</text:p>
          </table:table-cell>
          <table:table-cell office:value-type="string">
            <text:p>778.785827818241</text:p>
          </table:table-cell>
          <table:table-cell office:value-type="string">
            <text:p>-56.633333</text:p>
          </table:table-cell>
          <table:table-cell office:value-type="string">
            <text:p>-46.7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SLHA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SLHAU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JA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JUNPH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KNIPO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AI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2999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90.437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AMA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17.141419956758</text:p>
          </table:table-cell>
          <table:table-cell office:value-type="string">
            <text:p>43037.5306089944</text:p>
          </table:table-cell>
          <table:table-cell office:value-type="string">
            <text:p>446.559503341119</text:p>
          </table:table-cell>
          <table:table-cell office:value-type="string">
            <text:p>355.991753538113</text:p>
          </table:table-cell>
          <table:table-cell office:value-type="string">
            <text:p>-19.4724319</text:p>
          </table:table-cell>
          <table:table-cell office:value-type="string">
            <text:p>-16.2559998</text:p>
          </table:table-cell>
          <table:table-cell office:value-type="string">
            <text:p>277.888870636169</text:p>
          </table:table-cell>
          <table:table-cell office:value-type="string">
            <text:p>-44.5356927</text:p>
          </table:table-cell>
          <table:table-cell office:value-type="string">
            <text:p>-41.01100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CO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COR0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45.41927965063</text:p>
          </table:table-cell>
          <table:table-cell office:value-type="float" office:value="0">
            <text:p>0</text:p>
          </table:table-cell>
          <table:table-cell office:value-type="string">
            <text:p>1145.41927965063</text:p>
          </table:table-cell>
          <table:table-cell office:value-type="string">
            <text:p>903.122231280723</text:p>
          </table:table-cell>
          <table:table-cell office:value-type="string">
            <text:p>-14.50911</text:p>
          </table:table-cell>
          <table:table-cell office:value-type="string">
            <text:p>-6.344364</text:p>
          </table:table-cell>
          <table:table-cell office:value-type="string">
            <text:p>507.675587401579</text:p>
          </table:table-cell>
          <table:table-cell office:value-type="string">
            <text:p>-43.59298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IPE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LEIPE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LEPAM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ANG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ANG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CO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1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CO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1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COR0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508.75608534756</text:p>
          </table:table-cell>
          <table:table-cell office:value-type="string">
            <text:p>66321.1973644002</text:p>
          </table:table-cell>
          <table:table-cell office:value-type="string">
            <text:p>2494.73828381423</text:p>
          </table:table-cell>
          <table:table-cell office:value-type="string">
            <text:p>1410.18656326535</text:p>
          </table:table-cell>
          <table:table-cell office:value-type="string">
            <text:p>-14.866667</text:p>
          </table:table-cell>
          <table:table-cell office:value-type="string">
            <text:p>-2.116667</text:p>
          </table:table-cell>
          <table:table-cell office:value-type="string">
            <text:p>1473.75894051469</text:p>
          </table:table-cell>
          <table:table-cell office:value-type="string">
            <text:p>-77.733333</text:p>
          </table:table-cell>
          <table:table-cell office:value-type="float" office:value="-59">
            <text:p>-59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LEPCOR0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3544.94943151452</text:p>
          </table:table-cell>
          <table:table-cell office:value-type="string">
            <text:p>1258927.84539531</text:p>
          </table:table-cell>
          <table:table-cell office:value-type="string">
            <text:p>2182.57675055945</text:p>
          </table:table-cell>
          <table:table-cell office:value-type="string">
            <text:p>1306.82313802859</text:p>
          </table:table-cell>
          <table:table-cell office:value-type="string">
            <text:p>-12.216667</text:p>
          </table:table-cell>
          <table:table-cell office:value-type="string">
            <text:p>-0.4</text:p>
          </table:table-cell>
          <table:table-cell office:value-type="string">
            <text:p>1446.34490032667</text:p>
          </table:table-cell>
          <table:table-cell office:value-type="string">
            <text:p>-77.733333</text:p>
          </table:table-cell>
          <table:table-cell office:value-type="string">
            <text:p>-59.35</text:p>
          </table:table-cell>
          <table:table-cell office:value-type="float" office:value="5">
            <text:p>5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COR0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98.038834310145</text:p>
          </table:table-cell>
          <table:table-cell office:value-type="float" office:value="0">
            <text:p>0</text:p>
          </table:table-cell>
          <table:table-cell office:value-type="string">
            <text:p>398.038834310145</text:p>
          </table:table-cell>
          <table:table-cell office:value-type="string">
            <text:p>18.2092803664593</text:p>
          </table:table-cell>
          <table:table-cell office:value-type="float" office:value="-4998">
            <text:p>-4998</text:p>
          </table:table-cell>
          <table:table-cell office:value-type="string">
            <text:p>-4.833333</text:p>
          </table:table-cell>
          <table:table-cell office:value-type="string">
            <text:p>282.642844840554</text:p>
          </table:table-cell>
          <table:table-cell office:value-type="float" office:value="-62935">
            <text:p>-62935</text:p>
          </table:table-cell>
          <table:table-cell office:value-type="string">
            <text:p>-59.3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COR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0T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0T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0T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RUF0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5491.30696054708</text:p>
          </table:table-cell>
          <table:table-cell office:value-type="string">
            <text:p>3489437.05750785</text:p>
          </table:table-cell>
          <table:table-cell office:value-type="string">
            <text:p>3195.84961885705</text:p>
          </table:table-cell>
          <table:table-cell office:value-type="string">
            <text:p>3193.62547630441</text:p>
          </table:table-cell>
          <table:table-cell office:value-type="string">
            <text:p>-30.205564</text:p>
          </table:table-cell>
          <table:table-cell office:value-type="string">
            <text:p>-1.35</text:p>
          </table:table-cell>
          <table:table-cell office:value-type="string">
            <text:p>1389.17787680017</text:p>
          </table:table-cell>
          <table:table-cell office:value-type="string">
            <text:p>-57.495736</text:p>
          </table:table-cell>
          <table:table-cell office:value-type="string">
            <text:p>-39.841985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PVI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RUF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39.065219525597</text:p>
          </table:table-cell>
          <table:table-cell office:value-type="float" office:value="0">
            <text:p>0</text:p>
          </table:table-cell>
          <table:table-cell office:value-type="string">
            <text:p>339.065219525597</text:p>
          </table:table-cell>
          <table:table-cell office:value-type="string">
            <text:p>199.726255519453</text:p>
          </table:table-cell>
          <table:table-cell office:value-type="string">
            <text:p>-16.2559998</text:p>
          </table:table-cell>
          <table:table-cell office:value-type="string">
            <text:p>-14.4510092</text:p>
          </table:table-cell>
          <table:table-cell office:value-type="string">
            <text:p>201.209791413561</text:p>
          </table:table-cell>
          <table:table-cell office:value-type="string">
            <text:p>-43.5630135</text:p>
          </table:table-cell>
          <table:table-cell office:value-type="string">
            <text:p>-41.011001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EVER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45.41423065192</text:p>
          </table:table-cell>
          <table:table-cell office:value-type="float" office:value="0">
            <text:p>0</text:p>
          </table:table-cell>
          <table:table-cell office:value-type="string">
            <text:p>1145.41423065192</text:p>
          </table:table-cell>
          <table:table-cell office:value-type="string">
            <text:p>903.122231280723</text:p>
          </table:table-cell>
          <table:table-cell office:value-type="string">
            <text:p>-14.50911</text:p>
          </table:table-cell>
          <table:table-cell office:value-type="string">
            <text:p>-6.344364</text:p>
          </table:table-cell>
          <table:table-cell office:value-type="string">
            <text:p>507.675587401579</text:p>
          </table:table-cell>
          <table:table-cell office:value-type="string">
            <text:p>-43.59298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inhagemNova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2110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204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LIPVO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ACPYR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9.149409767775</text:p>
          </table:table-cell>
          <table:table-cell office:value-type="float" office:value="0">
            <text:p>0</text:p>
          </table:table-cell>
          <table:table-cell office:value-type="string">
            <text:p>139.149409767775</text:p>
          </table:table-cell>
          <table:table-cell office:value-type="string">
            <text:p>118.018585286793</text:p>
          </table:table-cell>
          <table:table-cell office:value-type="string">
            <text:p>-14.866667</text:p>
          </table:table-cell>
          <table:table-cell office:value-type="string">
            <text:p>-13.8</text:p>
          </table:table-cell>
          <table:table-cell office:value-type="string">
            <text:p>53.8784847045697</text:p>
          </table:table-cell>
          <table:table-cell office:value-type="string">
            <text:p>-59.683333</text:p>
          </table:table-cell>
          <table:table-cell office:value-type="float" office:value="-59">
            <text:p>-59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ACPY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AL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ASTR0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917.6230671996</text:p>
          </table:table-cell>
          <table:table-cell office:value-type="string">
            <text:p>435087.577702815</text:p>
          </table:table-cell>
          <table:table-cell office:value-type="string">
            <text:p>1376.17603611884</text:p>
          </table:table-cell>
          <table:table-cell office:value-type="string">
            <text:p>957.45323925614</text:p>
          </table:table-cell>
          <table:table-cell office:value-type="string">
            <text:p>-21.1658279</text:p>
          </table:table-cell>
          <table:table-cell office:value-type="string">
            <text:p>-12.5143471</text:p>
          </table:table-cell>
          <table:table-cell office:value-type="string">
            <text:p>731.857579181601</text:p>
          </table:table-cell>
          <table:table-cell office:value-type="string">
            <text:p>-47.45862</text:p>
          </table:table-cell>
          <table:table-cell office:value-type="string">
            <text:p>-38.1715148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ESCA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ETY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1666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GI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M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MI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MIN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MIN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MIN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C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MT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MIOMA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OMAC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OST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ITO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775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5.10272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OBON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66.23238503572</text:p>
          </table:table-cell>
          <table:table-cell office:value-type="float" office:value="0">
            <text:p>0</text:p>
          </table:table-cell>
          <table:table-cell office:value-type="string">
            <text:p>1166.23238503572</text:p>
          </table:table-cell>
          <table:table-cell office:value-type="string">
            <text:p>132.758410673481</text:p>
          </table:table-cell>
          <table:table-cell office:value-type="string">
            <text:p>-16.5630651</text:p>
          </table:table-cell>
          <table:table-cell office:value-type="string">
            <text:p>-15.3633507</text:p>
          </table:table-cell>
          <table:table-cell office:value-type="string">
            <text:p>852.851820927424</text:p>
          </table:table-cell>
          <table:table-cell office:value-type="string">
            <text:p>-56.355506</text:p>
          </table:table-cell>
          <table:table-cell office:value-type="string">
            <text:p>-45.5308804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OLBAD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MOLBO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ONNIG0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3232.35532552877</text:p>
          </table:table-cell>
          <table:table-cell office:value-type="string">
            <text:p>915965.272960525</text:p>
          </table:table-cell>
          <table:table-cell office:value-type="string">
            <text:p>2925.08651600443</text:p>
          </table:table-cell>
          <table:table-cell office:value-type="string">
            <text:p>683.749646995551</text:p>
          </table:table-cell>
          <table:table-cell office:value-type="string">
            <text:p>-6.583333</text:p>
          </table:table-cell>
          <table:table-cell office:value-type="string">
            <text:p>-0.4</text:p>
          </table:table-cell>
          <table:table-cell office:value-type="string">
            <text:p>2037.25227059876</text:p>
          </table:table-cell>
          <table:table-cell office:value-type="string">
            <text:p>-77.55</text:p>
          </table:table-cell>
          <table:table-cell office:value-type="string">
            <text:p>-51.6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ARA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2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CAM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8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0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ME0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227.87154518361</text:p>
          </table:table-cell>
          <table:table-cell office:value-type="string">
            <text:p>481171.639788735</text:p>
          </table:table-cell>
          <table:table-cell office:value-type="string">
            <text:p>1976.03530377025</text:p>
          </table:table-cell>
          <table:table-cell office:value-type="string">
            <text:p>1871.04355529187</text:p>
          </table:table-cell>
          <table:table-cell office:value-type="string">
            <text:p>-16.466667</text:p>
          </table:table-cell>
          <table:table-cell office:value-type="string">
            <text:p>0.45</text:p>
          </table:table-cell>
          <table:table-cell office:value-type="string">
            <text:p>470.346389394016</text:p>
          </table:table-cell>
          <table:table-cell office:value-type="string">
            <text:p>-56.633333</text:p>
          </table:table-cell>
          <table:table-cell office:value-type="string">
            <text:p>-50.666667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MYCAME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0.4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0.6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ME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4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ME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.9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0.5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ME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4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1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ME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8.6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ME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YCA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7243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2.82591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FU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66666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IFE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IFLA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66666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MYISWA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81.274790594896</text:p>
          </table:table-cell>
          <table:table-cell office:value-type="float" office:value="0">
            <text:p>0</text:p>
          </table:table-cell>
          <table:table-cell office:value-type="string">
            <text:p>881.274790594896</text:p>
          </table:table-cell>
          <table:table-cell office:value-type="string">
            <text:p>291.136738115078</text:p>
          </table:table-cell>
          <table:table-cell office:value-type="string">
            <text:p>-15.533333</text:p>
          </table:table-cell>
          <table:table-cell office:value-type="string">
            <text:p>-12.90198</text:p>
          </table:table-cell>
          <table:table-cell office:value-type="string">
            <text:p>607.523252467696</text:p>
          </table:table-cell>
          <table:table-cell office:value-type="string">
            <text:p>-47.55</text:p>
          </table:table-cell>
          <table:table-cell office:value-type="string">
            <text:p>-39.841985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MYITI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ITYR0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7797.71043902399</text:p>
          </table:table-cell>
          <table:table-cell office:value-type="string">
            <text:p>4738852.21248039</text:p>
          </table:table-cell>
          <table:table-cell office:value-type="string">
            <text:p>6062.30884015023</text:p>
          </table:table-cell>
          <table:table-cell office:value-type="string">
            <text:p>1998.48343623033</text:p>
          </table:table-cell>
          <table:table-cell office:value-type="string">
            <text:p>-18.4526633</text:p>
          </table:table-cell>
          <table:table-cell office:value-type="string">
            <text:p>-0.385267</text:p>
          </table:table-cell>
          <table:table-cell office:value-type="string">
            <text:p>4194.01412413964</text:p>
          </table:table-cell>
          <table:table-cell office:value-type="string">
            <text:p>-91.51215</text:p>
          </table:table-cell>
          <table:table-cell office:value-type="string">
            <text:p>-37.266667</text:p>
          </table:table-cell>
          <table:table-cell office:value-type="float" office:value="6">
            <text:p>6</text:p>
          </table:table-cell>
          <table:table-cell office:value-type="string">
            <text:p>Plasmodium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MYMAC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45.41867870797</text:p>
          </table:table-cell>
          <table:table-cell office:value-type="float" office:value="0">
            <text:p>0</text:p>
          </table:table-cell>
          <table:table-cell office:value-type="string">
            <text:p>1145.41867870797</text:p>
          </table:table-cell>
          <table:table-cell office:value-type="string">
            <text:p>903.122231280723</text:p>
          </table:table-cell>
          <table:table-cell office:value-type="string">
            <text:p>-14.50911</text:p>
          </table:table-cell>
          <table:table-cell office:value-type="string">
            <text:p>-6.344364</text:p>
          </table:table-cell>
          <table:table-cell office:value-type="string">
            <text:p>507.675587401579</text:p>
          </table:table-cell>
          <table:table-cell office:value-type="string">
            <text:p>-43.59298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MYMAC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MYRAXI0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50.57145082753</text:p>
          </table:table-cell>
          <table:table-cell office:value-type="string">
            <text:p>531392.048924966</text:p>
          </table:table-cell>
          <table:table-cell office:value-type="string">
            <text:p>1566.77082279069</text:p>
          </table:table-cell>
          <table:table-cell office:value-type="string">
            <text:p>1502.38291131481</text:p>
          </table:table-cell>
          <table:table-cell office:value-type="string">
            <text:p>-15.533333</text:p>
          </table:table-cell>
          <table:table-cell office:value-type="string">
            <text:p>-1.95</text:p>
          </table:table-cell>
          <table:table-cell office:value-type="string">
            <text:p>738.120365519232</text:p>
          </table:table-cell>
          <table:table-cell office:value-type="string">
            <text:p>-56.916667</text:p>
          </table:table-cell>
          <table:table-cell office:value-type="string">
            <text:p>-47.55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050.10545141239</text:p>
          </table:table-cell>
          <table:table-cell office:value-type="string">
            <text:p>428318.908007172</text:p>
          </table:table-cell>
          <table:table-cell office:value-type="string">
            <text:p>1805.34344424037</text:p>
          </table:table-cell>
          <table:table-cell office:value-type="string">
            <text:p>941.922328925682</text:p>
          </table:table-cell>
          <table:table-cell office:value-type="string">
            <text:p>-12.216667</text:p>
          </table:table-cell>
          <table:table-cell office:value-type="string">
            <text:p>-3.7</text:p>
          </table:table-cell>
          <table:table-cell office:value-type="string">
            <text:p>1101.16982991454</text:p>
          </table:table-cell>
          <table:table-cell office:value-type="string">
            <text:p>-60.733333</text:p>
          </table:table-cell>
          <table:table-cell office:value-type="string">
            <text:p>-46.75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0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48.15199458252</text:p>
          </table:table-cell>
          <table:table-cell office:value-type="float" office:value="0">
            <text:p>0</text:p>
          </table:table-cell>
          <table:table-cell office:value-type="string">
            <text:p>2048.15199458252</text:p>
          </table:table-cell>
          <table:table-cell office:value-type="string">
            <text:p>597.179926228814</text:p>
          </table:table-cell>
          <table:table-cell office:value-type="string">
            <text:p>-9.1</text:p>
          </table:table-cell>
          <table:table-cell office:value-type="string">
            <text:p>-3.7</text:p>
          </table:table-cell>
          <table:table-cell office:value-type="string">
            <text:p>1394.10885835471</text:p>
          </table:table-cell>
          <table:table-cell office:value-type="string">
            <text:p>-64.466667</text:p>
          </table:table-cell>
          <table:table-cell office:value-type="string">
            <text:p>-46.7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AXI1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FO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FOR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HE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7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HEM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721.04971754304</text:p>
          </table:table-cell>
          <table:table-cell office:value-type="float" office:value="0">
            <text:p>0</text:p>
          </table:table-cell>
          <table:table-cell office:value-type="string">
            <text:p>3721.04971754304</text:p>
          </table:table-cell>
          <table:table-cell office:value-type="string">
            <text:p>2167.34700108126</text:p>
          </table:table-cell>
          <table:table-cell office:value-type="string">
            <text:p>-26.3</text:p>
          </table:table-cell>
          <table:table-cell office:value-type="string">
            <text:p>-6.716667</text:p>
          </table:table-cell>
          <table:table-cell office:value-type="string">
            <text:p>2238.01183716524</text:p>
          </table:table-cell>
          <table:table-cell office:value-type="string">
            <text:p>-77.416667</text:p>
          </table:table-cell>
          <table:table-cell office:value-type="string">
            <text:p>-48.88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LO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LON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98.582744471145</text:p>
          </table:table-cell>
          <table:table-cell office:value-type="float" office:value="0">
            <text:p>0</text:p>
          </table:table-cell>
          <table:table-cell office:value-type="string">
            <text:p>598.582744471145</text:p>
          </table:table-cell>
          <table:table-cell office:value-type="string">
            <text:p>568.004270173989</text:p>
          </table:table-cell>
          <table:table-cell office:value-type="string">
            <text:p>-5.72</text:p>
          </table:table-cell>
          <table:table-cell office:value-type="string">
            <text:p>-0.583333</text:p>
          </table:table-cell>
          <table:table-cell office:value-type="string">
            <text:p>134.01090665813</text:p>
          </table:table-cell>
          <table:table-cell office:value-type="string">
            <text:p>-64.916667</text:p>
          </table:table-cell>
          <table:table-cell office:value-type="float" office:value="-63217">
            <text:p>-6321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LON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LON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LON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AX0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3554.70923885173</text:p>
          </table:table-cell>
          <table:table-cell office:value-type="string">
            <text:p>1294029.45586275</text:p>
          </table:table-cell>
          <table:table-cell office:value-type="string">
            <text:p>2378.91737703892</text:p>
          </table:table-cell>
          <table:table-cell office:value-type="string">
            <text:p>962.080735310896</text:p>
          </table:table-cell>
          <table:table-cell office:value-type="string">
            <text:p>-9.1</text:p>
          </table:table-cell>
          <table:table-cell office:value-type="string">
            <text:p>-0.4</text:p>
          </table:table-cell>
          <table:table-cell office:value-type="string">
            <text:p>1679.78310233014</text:p>
          </table:table-cell>
          <table:table-cell office:value-type="string">
            <text:p>-77.733333</text:p>
          </table:table-cell>
          <table:table-cell office:value-type="string">
            <text:p>-56.366667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E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412.74902811134</text:p>
          </table:table-cell>
          <table:table-cell office:value-type="string">
            <text:p>50779.8184208727</text:p>
          </table:table-cell>
          <table:table-cell office:value-type="string">
            <text:p>2389.00321285464</text:p>
          </table:table-cell>
          <table:table-cell office:value-type="string">
            <text:p>329.893749681849</text:p>
          </table:table-cell>
          <table:table-cell office:value-type="string">
            <text:p>-5.1</text:p>
          </table:table-cell>
          <table:table-cell office:value-type="string">
            <text:p>-2.116667</text:p>
          </table:table-cell>
          <table:table-cell office:value-type="string">
            <text:p>1674.57270829572</text:p>
          </table:table-cell>
          <table:table-cell office:value-type="string">
            <text:p>-77.733333</text:p>
          </table:table-cell>
          <table:table-cell office:value-type="string">
            <text:p>-56.433333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1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4998">
            <text:p>-4998</text:p>
          </table:table-cell>
          <table:table-cell office:value-type="float" office:value="0">
            <text:p>0</text:p>
          </table:table-cell>
          <table:table-cell table:number-columns-repeated="2" office:value-type="float" office:value="-62935">
            <text:p>-6293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MYO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RSC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MYSWA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725.526983856448</text:p>
          </table:table-cell>
          <table:table-cell office:value-type="string">
            <text:p>50173.1171084758</text:p>
          </table:table-cell>
          <table:table-cell office:value-type="string">
            <text:p>647.121572577251</text:p>
          </table:table-cell>
          <table:table-cell office:value-type="string">
            <text:p>228.218676901226</text:p>
          </table:table-cell>
          <table:table-cell office:value-type="string">
            <text:p>-17.657674</text:p>
          </table:table-cell>
          <table:table-cell office:value-type="string">
            <text:p>-15.5954324</text:p>
          </table:table-cell>
          <table:table-cell office:value-type="string">
            <text:p>470.239789853452</text:p>
          </table:table-cell>
          <table:table-cell office:value-type="string">
            <text:p>-45.5308804</text:p>
          </table:table-cell>
          <table:table-cell office:value-type="string">
            <text:p>-39.5655673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NEOFAS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99.239335660914</text:p>
          </table:table-cell>
          <table:table-cell office:value-type="float" office:value="0">
            <text:p>0</text:p>
          </table:table-cell>
          <table:table-cell office:value-type="string">
            <text:p>199.239335660914</text:p>
          </table:table-cell>
          <table:table-cell office:value-type="string">
            <text:p>40.5723755055898</text:p>
          </table:table-cell>
          <table:table-cell office:value-type="string">
            <text:p>-15.533333</text:p>
          </table:table-cell>
          <table:table-cell office:value-type="string">
            <text:p>-15.166667</text:p>
          </table:table-cell>
          <table:table-cell office:value-type="string">
            <text:p>143.235443219638</text:p>
          </table:table-cell>
          <table:table-cell office:value-type="string">
            <text:p>-47.55</text:p>
          </table:table-cell>
          <table:table-cell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0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724.3503353004</text:p>
          </table:table-cell>
          <table:table-cell office:value-type="string">
            <text:p>363385.65950496</text:p>
          </table:table-cell>
          <table:table-cell office:value-type="string">
            <text:p>1201.89420435294</text:p>
          </table:table-cell>
          <table:table-cell office:value-type="string">
            <text:p>853.779871787077</text:p>
          </table:table-cell>
          <table:table-cell office:value-type="string">
            <text:p>-23.029538</text:p>
          </table:table-cell>
          <table:table-cell office:value-type="string">
            <text:p>-15.316667</text:p>
          </table:table-cell>
          <table:table-cell office:value-type="string">
            <text:p>655.45476863026</text:p>
          </table:table-cell>
          <table:table-cell office:value-type="string">
            <text:p>-55.866667</text:p>
          </table:table-cell>
          <table:table-cell office:value-type="string">
            <text:p>-47.5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0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14.222571316191</text:p>
          </table:table-cell>
          <table:table-cell office:value-type="string">
            <text:p>1493.72707254703</text:p>
          </table:table-cell>
          <table:table-cell office:value-type="string">
            <text:p>200.600162554459</text:p>
          </table:table-cell>
          <table:table-cell office:value-type="string">
            <text:p>40.5723755055898</text:p>
          </table:table-cell>
          <table:table-cell office:value-type="string">
            <text:p>-15.533333</text:p>
          </table:table-cell>
          <table:table-cell office:value-type="string">
            <text:p>-15.166667</text:p>
          </table:table-cell>
          <table:table-cell office:value-type="string">
            <text:p>146.013622693629</text:p>
          </table:table-cell>
          <table:table-cell office:value-type="string">
            <text:p>-47.5852374</text:p>
          </table:table-cell>
          <table:table-cell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NEOFAS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5.8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1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OFAS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EPI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ova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619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5.32747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YCNY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3.6513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6194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YMAC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YSCH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YSMAC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539.7666166151</text:p>
          </table:table-cell>
          <table:table-cell office:value-type="string">
            <text:p>755740.320112873</text:p>
          </table:table-cell>
          <table:table-cell office:value-type="string">
            <text:p>1590.17530534631</text:p>
          </table:table-cell>
          <table:table-cell office:value-type="string">
            <text:p>1502.38291131481</text:p>
          </table:table-cell>
          <table:table-cell office:value-type="string">
            <text:p>-15.533333</text:p>
          </table:table-cell>
          <table:table-cell office:value-type="string">
            <text:p>-1.95</text:p>
          </table:table-cell>
          <table:table-cell office:value-type="string">
            <text:p>725.612217308308</text:p>
          </table:table-cell>
          <table:table-cell office:value-type="string">
            <text:p>-56.757767</text:p>
          </table:table-cell>
          <table:table-cell office:value-type="string">
            <text:p>-47.5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NYSMAC0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552.45027250507</text:p>
          </table:table-cell>
          <table:table-cell office:value-type="string">
            <text:p>78159.6575679701</text:p>
          </table:table-cell>
          <table:table-cell office:value-type="string">
            <text:p>1523.7164661239</text:p>
          </table:table-cell>
          <table:table-cell office:value-type="string">
            <text:p>1016.45140809573</text:p>
          </table:table-cell>
          <table:table-cell office:value-type="string">
            <text:p>-15.533333</text:p>
          </table:table-cell>
          <table:table-cell office:value-type="string">
            <text:p>-6.344364</text:p>
          </table:table-cell>
          <table:table-cell office:value-type="string">
            <text:p>819.244578576481</text:p>
          </table:table-cell>
          <table:table-cell office:value-type="string">
            <text:p>-47.55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NYSMAC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1477/47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P3477/47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CMA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CPEC0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5427.71354451372</text:p>
          </table:table-cell>
          <table:table-cell office:value-type="string">
            <text:p>2142674.33212253</text:p>
          </table:table-cell>
          <table:table-cell office:value-type="string">
            <text:p>4373.66457371252</text:p>
          </table:table-cell>
          <table:table-cell office:value-type="string">
            <text:p>2553.42270325684</text:p>
          </table:table-cell>
          <table:table-cell office:value-type="string">
            <text:p>-18.4526633</text:p>
          </table:table-cell>
          <table:table-cell office:value-type="string">
            <text:p>4.633333</text:p>
          </table:table-cell>
          <table:table-cell office:value-type="string">
            <text:p>2820.95449150525</text:p>
          </table:table-cell>
          <table:table-cell office:value-type="string">
            <text:p>-80.616667</text:p>
          </table:table-cell>
          <table:table-cell office:value-type="string">
            <text:p>-44.5356927</text:p>
          </table:table-cell>
          <table:table-cell office:value-type="float" office:value="5">
            <text:p>5</text:p>
          </table:table-cell>
          <table:table-cell office:value-type="string">
            <text:p>Haemoproteus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PACPO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C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CVA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5.8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PADOM09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13933.5761588341</text:p>
          </table:table-cell>
          <table:table-cell office:value-type="string">
            <text:p>11169606.7209052</text:p>
          </table:table-cell>
          <table:table-cell office:value-type="string">
            <text:p>4963.30785140249</text:p>
          </table:table-cell>
          <table:table-cell office:value-type="string">
            <text:p>3915.79254836665</text:p>
          </table:table-cell>
          <table:table-cell office:value-type="string">
            <text:p>-36.716667</text:p>
          </table:table-cell>
          <table:table-cell office:value-type="string">
            <text:p>-1.35</text:p>
          </table:table-cell>
          <table:table-cell office:value-type="string">
            <text:p>3492.55894093082</text:p>
          </table:table-cell>
          <table:table-cell office:value-type="string">
            <text:p>-79.78502</text:p>
          </table:table-cell>
          <table:table-cell office:value-type="string">
            <text:p>-34.9</text:p>
          </table:table-cell>
          <table:table-cell office:value-type="float" office:value="21">
            <text:p>21</text:p>
          </table:table-cell>
          <table:table-cell office:value-type="string">
            <text:p>Plasmodium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PADOM11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6011.93838035225</text:p>
          </table:table-cell>
          <table:table-cell office:value-type="string">
            <text:p>3026273.54666838</text:p>
          </table:table-cell>
          <table:table-cell office:value-type="string">
            <text:p>2810.16803638499</text:p>
          </table:table-cell>
          <table:table-cell office:value-type="string">
            <text:p>2138.67821463167</text:p>
          </table:table-cell>
          <table:table-cell office:value-type="string">
            <text:p>-23.029538</text:p>
          </table:table-cell>
          <table:table-cell office:value-type="string">
            <text:p>-3.7</text:p>
          </table:table-cell>
          <table:table-cell office:value-type="string">
            <text:p>1877.25135070652</text:p>
          </table:table-cell>
          <table:table-cell office:value-type="float" office:value="-59">
            <text:p>-59</text:p>
          </table:table-cell>
          <table:table-cell office:value-type="string">
            <text:p>-35.103905</text:p>
          </table:table-cell>
          <table:table-cell office:value-type="float" office:value="9">
            <text:p>9</text:p>
          </table:table-cell>
          <table:table-cell office:value-type="string">
            <text:p>Plasmodium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PADOM1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29.90483332235</text:p>
          </table:table-cell>
          <table:table-cell office:value-type="string">
            <text:p>20952.4229464382</text:p>
          </table:table-cell>
          <table:table-cell office:value-type="string">
            <text:p>2728.50004517324</text:p>
          </table:table-cell>
          <table:table-cell office:value-type="string">
            <text:p>1166.7360978179</text:p>
          </table:table-cell>
          <table:table-cell office:value-type="string">
            <text:p>-16.1</text:p>
          </table:table-cell>
          <table:table-cell office:value-type="string">
            <text:p>-5.5524107</text:p>
          </table:table-cell>
          <table:table-cell office:value-type="string">
            <text:p>1775.81806455721</text:p>
          </table:table-cell>
          <table:table-cell office:value-type="string">
            <text:p>-57.7</text:p>
          </table:table-cell>
          <table:table-cell office:value-type="string">
            <text:p>-35.10390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PADOM1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9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0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PAMIT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58.52069267246</text:p>
          </table:table-cell>
          <table:table-cell office:value-type="float" office:value="0">
            <text:p>0</text:p>
          </table:table-cell>
          <table:table-cell office:value-type="string">
            <text:p>1358.52069267246</text:p>
          </table:table-cell>
          <table:table-cell office:value-type="string">
            <text:p>990.701352280824</text:p>
          </table:table-cell>
          <table:table-cell office:value-type="string">
            <text:p>-14.50911</text:p>
          </table:table-cell>
          <table:table-cell office:value-type="string">
            <text:p>-5.5524107</text:p>
          </table:table-cell>
          <table:table-cell office:value-type="string">
            <text:p>669.03029041582</text:p>
          </table:table-cell>
          <table:table-cell office:value-type="string">
            <text:p>-43.59298</text:p>
          </table:table-cell>
          <table:table-cell office:value-type="string">
            <text:p>-35.10390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PAPO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511.73038755723</text:p>
          </table:table-cell>
          <table:table-cell office:value-type="float" office:value="0">
            <text:p>0</text:p>
          </table:table-cell>
          <table:table-cell office:value-type="string">
            <text:p>4511.73038755723</text:p>
          </table:table-cell>
          <table:table-cell office:value-type="string">
            <text:p>1256.64535511139</text:p>
          </table:table-cell>
          <table:table-cell office:value-type="string">
            <text:p>-15.5954324</text:p>
          </table:table-cell>
          <table:table-cell office:value-type="string">
            <text:p>-4.23445</text:p>
          </table:table-cell>
          <table:table-cell office:value-type="string">
            <text:p>3091.19562757337</text:p>
          </table:table-cell>
          <table:table-cell office:value-type="string">
            <text:p>-79.173317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PAPOL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49.392414763816</text:p>
          </table:table-cell>
          <table:table-cell office:value-type="float" office:value="0">
            <text:p>0</text:p>
          </table:table-cell>
          <table:table-cell office:value-type="string">
            <text:p>449.392414763816</text:p>
          </table:table-cell>
          <table:table-cell office:value-type="string">
            <text:p>120.200740723209</text:p>
          </table:table-cell>
          <table:table-cell office:value-type="string">
            <text:p>-15.5954324</text:p>
          </table:table-cell>
          <table:table-cell office:value-type="string">
            <text:p>-14.50911</text:p>
          </table:table-cell>
          <table:table-cell office:value-type="string">
            <text:p>317.516050834505</text:p>
          </table:table-cell>
          <table:table-cell office:value-type="string">
            <text:p>-43.59298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PAPOL0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193.90503354777</text:p>
          </table:table-cell>
          <table:table-cell office:value-type="string">
            <text:p>549674.134136867</text:p>
          </table:table-cell>
          <table:table-cell office:value-type="string">
            <text:p>1751.92182229775</text:p>
          </table:table-cell>
          <table:table-cell office:value-type="string">
            <text:p>1110.90209251636</text:p>
          </table:table-cell>
          <table:table-cell office:value-type="string">
            <text:p>-15.5954324</text:p>
          </table:table-cell>
          <table:table-cell office:value-type="string">
            <text:p>-5.5524107</text:p>
          </table:table-cell>
          <table:table-cell office:value-type="string">
            <text:p>980.368488134385</text:p>
          </table:table-cell>
          <table:table-cell office:value-type="string">
            <text:p>-47.55</text:p>
          </table:table-cell>
          <table:table-cell office:value-type="string">
            <text:p>-35.103905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PAPOL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PAPOL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56306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530880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PAPOL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PARCAP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AP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AP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AP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AP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AP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AP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ARCO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0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A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AMA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6.257510256616</text:p>
          </table:table-cell>
          <table:table-cell office:value-type="float" office:value="0">
            <text:p>0</text:p>
          </table:table-cell>
          <table:table-cell office:value-type="string">
            <text:p>136.257510256616</text:p>
          </table:table-cell>
          <table:table-cell office:value-type="string">
            <text:p>90.3025867354499</text:p>
          </table:table-cell>
          <table:table-cell office:value-type="string">
            <text:p>-1.483333</text:p>
          </table:table-cell>
          <table:table-cell office:value-type="string">
            <text:p>-0.666667</text:p>
          </table:table-cell>
          <table:table-cell office:value-type="string">
            <text:p>72.275906362075</text:p>
          </table:table-cell>
          <table:table-cell office:value-type="string">
            <text:p>-78.166667</text:p>
          </table:table-cell>
          <table:table-cell office:value-type="string">
            <text:p>-77.2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AMAL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8.7288883538014</text:p>
          </table:table-cell>
          <table:table-cell office:value-type="float" office:value="0">
            <text:p>0</text:p>
          </table:table-cell>
          <table:table-cell office:value-type="string">
            <text:p>48.7288883538014</text:p>
          </table:table-cell>
          <table:table-cell office:value-type="string">
            <text:p>42.3899565432992</text:p>
          </table:table-cell>
          <table:table-cell office:value-type="string">
            <text:p>-5.066667</text:p>
          </table:table-cell>
          <table:table-cell office:value-type="string">
            <text:p>-4.683333</text:p>
          </table:table-cell>
          <table:table-cell office:value-type="string">
            <text:p>17.0835021297505</text:p>
          </table:table-cell>
          <table:table-cell office:value-type="string">
            <text:p>-56.85</text:p>
          </table:table-cell>
          <table:table-cell office:value-type="string">
            <text:p>-56.63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ASY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0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1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ASYR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2.999642894732</text:p>
          </table:table-cell>
          <table:table-cell office:value-type="float" office:value="0">
            <text:p>0</text:p>
          </table:table-cell>
          <table:table-cell office:value-type="string">
            <text:p>222.999642894732</text:p>
          </table:table-cell>
          <table:table-cell office:value-type="string">
            <text:p>222.99253714966</text:p>
          </table:table-cell>
          <table:table-cell office:value-type="string">
            <text:p>-2.1</text:p>
          </table:table-cell>
          <table:table-cell office:value-type="string">
            <text:p>-0.0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1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IER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IERY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LNIG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4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LNIG0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908.53388432612</text:p>
          </table:table-cell>
          <table:table-cell office:value-type="string">
            <text:p>231719.217826403</text:p>
          </table:table-cell>
          <table:table-cell office:value-type="string">
            <text:p>1802.20894826899</text:p>
          </table:table-cell>
          <table:table-cell office:value-type="string">
            <text:p>337.043612189556</text:p>
          </table:table-cell>
          <table:table-cell office:value-type="float" office:value="-4998">
            <text:p>-4998</text:p>
          </table:table-cell>
          <table:table-cell office:value-type="string">
            <text:p>-1.95</text:p>
          </table:table-cell>
          <table:table-cell office:value-type="string">
            <text:p>1274.00711403479</text:p>
          </table:table-cell>
          <table:table-cell office:value-type="float" office:value="-62935">
            <text:p>-62935</text:p>
          </table:table-cell>
          <table:table-cell office:value-type="string">
            <text:p>-46.75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LNIG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LNIG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HMU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PHPAT0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8205.16082052221</text:p>
          </table:table-cell>
          <table:table-cell office:value-type="string">
            <text:p>7789972.75281241</text:p>
          </table:table-cell>
          <table:table-cell office:value-type="string">
            <text:p>4322.61791708726</text:p>
          </table:table-cell>
          <table:table-cell office:value-type="string">
            <text:p>3040.662407665</text:p>
          </table:table-cell>
          <table:table-cell office:value-type="string">
            <text:p>-30.205564</text:p>
          </table:table-cell>
          <table:table-cell office:value-type="string">
            <text:p>-2.733333</text:p>
          </table:table-cell>
          <table:table-cell office:value-type="string">
            <text:p>3050.91509367166</text:p>
          </table:table-cell>
          <table:table-cell office:value-type="string">
            <text:p>-76.233333</text:p>
          </table:table-cell>
          <table:table-cell office:value-type="string">
            <text:p>-37.152527</text:p>
          </table:table-cell>
          <table:table-cell office:value-type="float" office:value="9">
            <text:p>9</text:p>
          </table:table-cell>
          <table:table-cell office:value-type="string">
            <text:p>Plasmodium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PIACA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CFL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OLI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IPCH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PFAS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09.31948608226</text:p>
          </table:table-cell>
          <table:table-cell office:value-type="float" office:value="0">
            <text:p>0</text:p>
          </table:table-cell>
          <table:table-cell office:value-type="string">
            <text:p>709.31948608226</text:p>
          </table:table-cell>
          <table:table-cell office:value-type="string">
            <text:p>72.2482411908702</text:p>
          </table:table-cell>
          <table:table-cell office:value-type="string">
            <text:p>-5.72</text:p>
          </table:table-cell>
          <table:table-cell office:value-type="string">
            <text:p>-5.066667</text:p>
          </table:table-cell>
          <table:table-cell office:value-type="string">
            <text:p>501.888576629636</text:p>
          </table:table-cell>
          <table:table-cell office:value-type="float" office:value="-63217">
            <text:p>-63217</text:p>
          </table:table-cell>
          <table:table-cell office:value-type="string">
            <text:p>-56.8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PFAS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PFAS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RFLA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RFLA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RFLA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ISU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8.45266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4.53569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lasmodiumjuxtanuclear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57.136018543329</text:p>
          </table:table-cell>
          <table:table-cell office:value-type="string">
            <text:p>740.657961391482</text:p>
          </table:table-cell>
          <table:table-cell office:value-type="string">
            <text:p>155.638273240645</text:p>
          </table:table-cell>
          <table:table-cell office:value-type="string">
            <text:p>28.3471473478156</text:p>
          </table:table-cell>
          <table:table-cell office:value-type="string">
            <text:p>-15.61953</text:p>
          </table:table-cell>
          <table:table-cell office:value-type="string">
            <text:p>-15.3633507</text:p>
          </table:table-cell>
          <table:table-cell office:value-type="string">
            <text:p>112.772533315993</text:p>
          </table:table-cell>
          <table:table-cell office:value-type="string">
            <text:p>-56.757767</text:p>
          </table:table-cell>
          <table:table-cell office:value-type="string">
            <text:p>-55.3274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Plasmodiumnucleophilum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OMFE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6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OPL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RAIRIECH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2110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204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REGUT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0.8602676112486</text:p>
          </table:table-cell>
          <table:table-cell office:value-type="float" office:value="0">
            <text:p>0</text:p>
          </table:table-cell>
          <table:table-cell office:value-type="string">
            <text:p>20.8602676112486</text:p>
          </table:table-cell>
          <table:table-cell office:value-type="string">
            <text:p>14.7453003064312</text:p>
          </table:table-cell>
          <table:table-cell office:value-type="string">
            <text:p>-6.716667</text:p>
          </table:table-cell>
          <table:table-cell office:value-type="string">
            <text:p>-6.583333</text:p>
          </table:table-cell>
          <table:table-cell office:value-type="string">
            <text:p>10.5128838774862</text:p>
          </table:table-cell>
          <table:table-cell office:value-type="string">
            <text:p>-77.55</text:p>
          </table:table-cell>
          <table:table-cell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SABI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SABIF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sDIS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1.16582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45862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SEGR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SOOC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ER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9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6.2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LEU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48.239334145444</text:p>
          </table:table-cell>
          <table:table-cell office:value-type="string">
            <text:p>31720.6373538708</text:p>
          </table:table-cell>
          <table:table-cell office:value-type="string">
            <text:p>608.501974699808</text:p>
          </table:table-cell>
          <table:table-cell office:value-type="string">
            <text:p>442.186105325068</text:p>
          </table:table-cell>
          <table:table-cell office:value-type="string">
            <text:p>-19.5907472</text:p>
          </table:table-cell>
          <table:table-cell office:value-type="string">
            <text:p>-15.5954324</text:p>
          </table:table-cell>
          <table:table-cell office:value-type="string">
            <text:p>310.576851686537</text:p>
          </table:table-cell>
          <table:table-cell office:value-type="string">
            <text:p>-43.5049448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LE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5907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0494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LE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RLEP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RLEP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RLEU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RLE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PYRRU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AMCAR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310.45520676518</text:p>
          </table:table-cell>
          <table:table-cell office:value-type="float" office:value="0">
            <text:p>0</text:p>
          </table:table-cell>
          <table:table-cell office:value-type="string">
            <text:p>1310.45520676518</text:p>
          </table:table-cell>
          <table:table-cell office:value-type="string">
            <text:p>1307.52001570075</text:p>
          </table:table-cell>
          <table:table-cell office:value-type="string">
            <text:p>-15.5211053</text:p>
          </table:table-cell>
          <table:table-cell office:value-type="string">
            <text:p>-3.7</text:p>
          </table:table-cell>
          <table:table-cell office:value-type="string">
            <text:p>63.2384516875825</text:p>
          </table:table-cell>
          <table:table-cell office:value-type="string">
            <text:p>-47.552045</text:p>
          </table:table-cell>
          <table:table-cell office:value-type="string">
            <text:p>-46.7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RAMCA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RAMCAR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RAMCAR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RECOB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58.920851397933</text:p>
          </table:table-cell>
          <table:table-cell office:value-type="float" office:value="0">
            <text:p>0</text:p>
          </table:table-cell>
          <table:table-cell office:value-type="string">
            <text:p>358.920851397933</text:p>
          </table:table-cell>
          <table:table-cell office:value-type="string">
            <text:p>357.526161187599</text:p>
          </table:table-cell>
          <table:table-cell office:value-type="string">
            <text:p>-2.883333</text:p>
          </table:table-cell>
          <table:table-cell office:value-type="string">
            <text:p>0.35</text:p>
          </table:table-cell>
          <table:table-cell office:value-type="string">
            <text:p>22.3399777930928</text:p>
          </table:table-cell>
          <table:table-cell office:value-type="string">
            <text:p>-79.716667</text:p>
          </table:table-cell>
          <table:table-cell office:value-type="string">
            <text:p>-79.43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RHYSIM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0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ALAT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CH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9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CHTU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CHTU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CLCA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2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9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CLCAU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1.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ERC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9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6.2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ERSU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GS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65.532331721316</text:p>
          </table:table-cell>
          <table:table-cell office:value-type="float" office:value="0">
            <text:p>0</text:p>
          </table:table-cell>
          <table:table-cell office:value-type="string">
            <text:p>265.532331721316</text:p>
          </table:table-cell>
          <table:table-cell office:value-type="string">
            <text:p>252.571507129163</text:p>
          </table:table-cell>
          <table:table-cell office:value-type="string">
            <text:p>-12.2</text:p>
          </table:table-cell>
          <table:table-cell office:value-type="string">
            <text:p>-9.916667</text:p>
          </table:table-cell>
          <table:table-cell office:value-type="string">
            <text:p>59.1349152219885</text:p>
          </table:table-cell>
          <table:table-cell office:value-type="string">
            <text:p>-76.983333</text:p>
          </table:table-cell>
          <table:table-cell office:value-type="string">
            <text:p>-76.23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ocH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ocH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561.69620590427</text:p>
          </table:table-cell>
          <table:table-cell office:value-type="string">
            <text:p>262689.024369204</text:p>
          </table:table-cell>
          <table:table-cell office:value-type="string">
            <text:p>1358.5344421056</text:p>
          </table:table-cell>
          <table:table-cell office:value-type="string">
            <text:p>990.701352280824</text:p>
          </table:table-cell>
          <table:table-cell office:value-type="string">
            <text:p>-14.50911</text:p>
          </table:table-cell>
          <table:table-cell office:value-type="string">
            <text:p>-5.5524107</text:p>
          </table:table-cell>
          <table:table-cell office:value-type="string">
            <text:p>669.03029041582</text:p>
          </table:table-cell>
          <table:table-cell office:value-type="string">
            <text:p>-43.59298</text:p>
          </table:table-cell>
          <table:table-cell office:value-type="string">
            <text:p>-35.10390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SocH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PMAG0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891.93533811396</text:p>
          </table:table-cell>
          <table:table-cell office:value-type="float" office:value="0">
            <text:p>0</text:p>
          </table:table-cell>
          <table:table-cell office:value-type="string">
            <text:p>1891.93533811396</text:p>
          </table:table-cell>
          <table:table-cell office:value-type="string">
            <text:p>1315.02280088842</text:p>
          </table:table-cell>
          <table:table-cell office:value-type="string">
            <text:p>-13.84</text:p>
          </table:table-cell>
          <table:table-cell office:value-type="string">
            <text:p>-1.95</text:p>
          </table:table-cell>
          <table:table-cell office:value-type="string">
            <text:p>973.521503204416</text:p>
          </table:table-cell>
          <table:table-cell office:value-type="string">
            <text:p>-51.6</text:p>
          </table:table-cell>
          <table:table-cell office:value-type="float" office:value="-39241">
            <text:p>-39241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PMAG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PMAG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3990.19697042763</text:p>
          </table:table-cell>
          <table:table-cell office:value-type="string">
            <text:p>73264.3379573771</text:p>
          </table:table-cell>
          <table:table-cell office:value-type="string">
            <text:p>3989.89338329203</text:p>
          </table:table-cell>
          <table:table-cell office:value-type="string">
            <text:p>2346.12792262807</text:p>
          </table:table-cell>
          <table:table-cell office:value-type="string">
            <text:p>-26.3</text:p>
          </table:table-cell>
          <table:table-cell office:value-type="string">
            <text:p>-5.1</text:p>
          </table:table-cell>
          <table:table-cell office:value-type="string">
            <text:p>2378.83948765653</text:p>
          </table:table-cell>
          <table:table-cell office:value-type="string">
            <text:p>-79.233333</text:p>
          </table:table-cell>
          <table:table-cell office:value-type="string">
            <text:p>-48.88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PMEN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661.9883159792</text:p>
          </table:table-cell>
          <table:table-cell office:value-type="float" office:value="0">
            <text:p>0</text:p>
          </table:table-cell>
          <table:table-cell office:value-type="string">
            <text:p>1661.9883159792</text:p>
          </table:table-cell>
          <table:table-cell office:value-type="string">
            <text:p>20.4949635505782</text:p>
          </table:table-cell>
          <table:table-cell office:value-type="string">
            <text:p>-0.633333</text:p>
          </table:table-cell>
          <table:table-cell office:value-type="string">
            <text:p>-0.447983</text:p>
          </table:table-cell>
          <table:table-cell office:value-type="string">
            <text:p>1175.47511312464</text:p>
          </table:table-cell>
          <table:table-cell office:value-type="string">
            <text:p>-91.079517</text:p>
          </table:table-cell>
          <table:table-cell office:value-type="string">
            <text:p>-76.1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POPL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TTA17H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3.02953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81524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UISU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SUISUI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.37772102570901</text:p>
          </table:table-cell>
          <table:table-cell office:value-type="float" office:value="0">
            <text:p>0</text:p>
          </table:table-cell>
          <table:table-cell office:value-type="string">
            <text:p>1.37772102570901</text:p>
          </table:table-cell>
          <table:table-cell office:value-type="string">
            <text:p>1.35308512453026</text:p>
          </table:table-cell>
          <table:table-cell office:value-type="string">
            <text:p>-15.533333</text:p>
          </table:table-cell>
          <table:table-cell office:value-type="string">
            <text:p>-15.5211053</text:p>
          </table:table-cell>
          <table:table-cell office:value-type="string">
            <text:p>0.161241776999126</text:p>
          </table:table-cell>
          <table:table-cell office:value-type="string">
            <text:p>-47.552045</text:p>
          </table:table-cell>
          <table:table-cell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SUISUI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YC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599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1.011001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SY0L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2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CRI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425.72141897953</text:p>
          </table:table-cell>
          <table:table-cell office:value-type="string">
            <text:p>377234.99623615</text:p>
          </table:table-cell>
          <table:table-cell office:value-type="string">
            <text:p>2049.81393967721</text:p>
          </table:table-cell>
          <table:table-cell office:value-type="string">
            <text:p>453.366074768702</text:p>
          </table:table-cell>
          <table:table-cell office:value-type="string">
            <text:p>-4.683333</text:p>
          </table:table-cell>
          <table:table-cell office:value-type="string">
            <text:p>-0.583333</text:p>
          </table:table-cell>
          <table:table-cell office:value-type="string">
            <text:p>1429.37090823866</text:p>
          </table:table-cell>
          <table:table-cell office:value-type="string">
            <text:p>-64.916667</text:p>
          </table:table-cell>
          <table:table-cell office:value-type="string">
            <text:p>-46.75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CR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PHO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ACRUB0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4159.1261960039</text:p>
          </table:table-cell>
          <table:table-cell office:value-type="string">
            <text:p>2062963.11747845</text:p>
          </table:table-cell>
          <table:table-cell office:value-type="string">
            <text:p>2369.61036608021</text:p>
          </table:table-cell>
          <table:table-cell office:value-type="string">
            <text:p>1292.16797847564</text:p>
          </table:table-cell>
          <table:table-cell office:value-type="string">
            <text:p>-13.8</text:p>
          </table:table-cell>
          <table:table-cell office:value-type="string">
            <text:p>-2.116667</text:p>
          </table:table-cell>
          <table:table-cell office:value-type="string">
            <text:p>1446.34490032667</text:p>
          </table:table-cell>
          <table:table-cell office:value-type="string">
            <text:p>-77.733333</text:p>
          </table:table-cell>
          <table:table-cell office:value-type="string">
            <text:p>-59.35</text:p>
          </table:table-cell>
          <table:table-cell office:value-type="float" office:value="7">
            <text:p>7</text:p>
          </table:table-cell>
          <table:table-cell office:value-type="string">
            <text:p>Plasmodium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RUB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9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RUB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9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RUB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7.0986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8.892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CR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FUF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8.45266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4.53569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CA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CH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CH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CY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CYA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ICT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465.26586539278</text:p>
          </table:table-cell>
          <table:table-cell office:value-type="string">
            <text:p>95228.7867201966</text:p>
          </table:table-cell>
          <table:table-cell office:value-type="string">
            <text:p>1420.3965548752</text:p>
          </table:table-cell>
          <table:table-cell office:value-type="string">
            <text:p>1387.91008761898</text:p>
          </table:table-cell>
          <table:table-cell office:value-type="string">
            <text:p>-12.2</text:p>
          </table:table-cell>
          <table:table-cell office:value-type="string">
            <text:p>0.35</text:p>
          </table:table-cell>
          <table:table-cell office:value-type="string">
            <text:p>274.628709368382</text:p>
          </table:table-cell>
          <table:table-cell office:value-type="string">
            <text:p>-79.716667</text:p>
          </table:table-cell>
          <table:table-cell office:value-type="string">
            <text:p>-76.233333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IG0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1577.67137044912</text:p>
          </table:table-cell>
          <table:table-cell office:value-type="string">
            <text:p>254787.609236097</text:p>
          </table:table-cell>
          <table:table-cell office:value-type="string">
            <text:p>1298.75806278949</text:p>
          </table:table-cell>
          <table:table-cell office:value-type="string">
            <text:p>1249.53321696886</text:p>
          </table:table-cell>
          <table:table-cell office:value-type="string">
            <text:p>-6.583333</text:p>
          </table:table-cell>
          <table:table-cell office:value-type="string">
            <text:p>4.716667</text:p>
          </table:table-cell>
          <table:table-cell office:value-type="string">
            <text:p>405.992829478501</text:p>
          </table:table-cell>
          <table:table-cell office:value-type="string">
            <text:p>-79.233333</text:p>
          </table:table-cell>
          <table:table-cell office:value-type="string">
            <text:p>-74.083333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TANLAB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NIG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SA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3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5.8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SCH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8.309038284859</text:p>
          </table:table-cell>
          <table:table-cell office:value-type="float" office:value="0">
            <text:p>0</text:p>
          </table:table-cell>
          <table:table-cell office:value-type="string">
            <text:p>248.309038284859</text:p>
          </table:table-cell>
          <table:table-cell office:value-type="string">
            <text:p>164.035625762072</text:p>
          </table:table-cell>
          <table:table-cell office:value-type="string">
            <text:p>-6.583333</text:p>
          </table:table-cell>
          <table:table-cell office:value-type="string">
            <text:p>-5.1</text:p>
          </table:table-cell>
          <table:table-cell office:value-type="string">
            <text:p>132.723092613238</text:p>
          </table:table-cell>
          <table:table-cell office:value-type="string">
            <text:p>-79.233333</text:p>
          </table:table-cell>
          <table:table-cell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VAS0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92.346421594982</text:p>
          </table:table-cell>
          <table:table-cell office:value-type="string">
            <text:p>22.5294769451856</text:p>
          </table:table-cell>
          <table:table-cell office:value-type="string">
            <text:p>192.34428051647</text:p>
          </table:table-cell>
          <table:table-cell office:value-type="string">
            <text:p>3.68614811800131</text:p>
          </table:table-cell>
          <table:table-cell office:value-type="string">
            <text:p>4.683333</text:p>
          </table:table-cell>
          <table:table-cell office:value-type="string">
            <text:p>4.716667</text:p>
          </table:table-cell>
          <table:table-cell office:value-type="string">
            <text:p>136.665294134982</text:p>
          </table:table-cell>
          <table:table-cell office:value-type="string">
            <text:p>-75.566667</text:p>
          </table:table-cell>
          <table:table-cell office:value-type="string">
            <text:p>-73.83333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NXA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RMAJ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90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8419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RUF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91.929378998791</text:p>
          </table:table-cell>
          <table:table-cell office:value-type="string">
            <text:p>29372.5834455182</text:p>
          </table:table-cell>
          <table:table-cell office:value-type="string">
            <text:p>665.601652302873</text:p>
          </table:table-cell>
          <table:table-cell office:value-type="string">
            <text:p>437.31338514613</text:p>
          </table:table-cell>
          <table:table-cell office:value-type="string">
            <text:p>-19.4724319</text:p>
          </table:table-cell>
          <table:table-cell office:value-type="string">
            <text:p>-15.5211053</text:p>
          </table:table-cell>
          <table:table-cell office:value-type="string">
            <text:p>372.587318525869</text:p>
          </table:table-cell>
          <table:table-cell office:value-type="string">
            <text:p>-47.552045</text:p>
          </table:table-cell>
          <table:table-cell office:value-type="string">
            <text:p>-42.825918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ARUF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TASCH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.1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ERER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22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3841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22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3841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22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3841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22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3841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64.870609074061</text:p>
          </table:table-cell>
          <table:table-cell office:value-type="string">
            <text:p>59.2742411023212</text:p>
          </table:table-cell>
          <table:table-cell office:value-type="string">
            <text:p>164.849190362729</text:p>
          </table:table-cell>
          <table:table-cell office:value-type="string">
            <text:p>9.21521808661127</text:p>
          </table:table-cell>
          <table:table-cell office:value-type="string">
            <text:p>4.633333</text:p>
          </table:table-cell>
          <table:table-cell office:value-type="string">
            <text:p>4.716667</text:p>
          </table:table-cell>
          <table:table-cell office:value-type="string">
            <text:p>116.954558132001</text:p>
          </table:table-cell>
          <table:table-cell office:value-type="string">
            <text:p>-75.566667</text:p>
          </table:table-cell>
          <table:table-cell office:value-type="string">
            <text:p>-74.08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1666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FUS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71666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AET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AET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AM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CAE0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3270.03561194815</text:p>
          </table:table-cell>
          <table:table-cell office:value-type="string">
            <text:p>1087711.136135</text:p>
          </table:table-cell>
          <table:table-cell office:value-type="string">
            <text:p>2421.77728327065</text:p>
          </table:table-cell>
          <table:table-cell office:value-type="string">
            <text:p>593.44911099458</text:p>
          </table:table-cell>
          <table:table-cell office:value-type="string">
            <text:p>-6.716667</text:p>
          </table:table-cell>
          <table:table-cell office:value-type="string">
            <text:p>-1.35</text:p>
          </table:table-cell>
          <table:table-cell office:value-type="string">
            <text:p>1687.59822572716</text:p>
          </table:table-cell>
          <table:table-cell office:value-type="string">
            <text:p>-77.733333</text:p>
          </table:table-cell>
          <table:table-cell office:value-type="string">
            <text:p>-56.266667</text:p>
          </table:table-cell>
          <table:table-cell office:value-type="float" office:value="5">
            <text:p>5</text:p>
          </table:table-cell>
          <table:table-cell office:value-type="string">
            <text:p>Plasmodium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CAE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CAE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CAE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CAE0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107.44893739864</text:p>
          </table:table-cell>
          <table:table-cell office:value-type="string">
            <text:p>33371.5992690679</text:p>
          </table:table-cell>
          <table:table-cell office:value-type="string">
            <text:p>1100.54801974128</text:p>
          </table:table-cell>
          <table:table-cell office:value-type="string">
            <text:p>259.854977183611</text:p>
          </table:table-cell>
          <table:table-cell office:value-type="string">
            <text:p>-3.7</text:p>
          </table:table-cell>
          <table:table-cell office:value-type="string">
            <text:p>-1.35</text:p>
          </table:table-cell>
          <table:table-cell office:value-type="string">
            <text:p>757.798194433504</text:p>
          </table:table-cell>
          <table:table-cell office:value-type="string">
            <text:p>-56.366667</text:p>
          </table:table-cell>
          <table:table-cell office:value-type="string">
            <text:p>-46.75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CAE0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424.54771904362</text:p>
          </table:table-cell>
          <table:table-cell office:value-type="float" office:value="0">
            <text:p>0</text:p>
          </table:table-cell>
          <table:table-cell office:value-type="string">
            <text:p>1424.54771904362</text:p>
          </table:table-cell>
          <table:table-cell office:value-type="string">
            <text:p>1376.94241832012</text:p>
          </table:table-cell>
          <table:table-cell office:value-type="string">
            <text:p>-13.8</text:p>
          </table:table-cell>
          <table:table-cell office:value-type="string">
            <text:p>-1.35</text:p>
          </table:table-cell>
          <table:table-cell office:value-type="string">
            <text:p>261.490358587604</text:p>
          </table:table-cell>
          <table:table-cell office:value-type="string">
            <text:p>-59.683333</text:p>
          </table:table-cell>
          <table:table-cell office:value-type="string">
            <text:p>-56.36666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FA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0.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7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FU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GL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4</text:p>
          </table:table-cell>
          <table:table-cell office:value-type="float" office:value="0">
            <text:p>0</text:p>
          </table:table-cell>
          <table:table-cell table:number-columns-repeated="2" office:value-type="float" office:value="-39241">
            <text:p>-39241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AE0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4079.74309150967</text:p>
          </table:table-cell>
          <table:table-cell office:value-type="string">
            <text:p>1524846.31548938</text:p>
          </table:table-cell>
          <table:table-cell office:value-type="string">
            <text:p>3448.85156643354</text:p>
          </table:table-cell>
          <table:table-cell office:value-type="string">
            <text:p>814.653738038564</text:p>
          </table:table-cell>
          <table:table-cell office:value-type="string">
            <text:p>-9.316667</text:p>
          </table:table-cell>
          <table:table-cell office:value-type="string">
            <text:p>-1.95</text:p>
          </table:table-cell>
          <table:table-cell office:value-type="string">
            <text:p>2427.86275678219</text:p>
          </table:table-cell>
          <table:table-cell office:value-type="string">
            <text:p>-77.733333</text:p>
          </table:table-cell>
          <table:table-cell office:value-type="string">
            <text:p>-46.75</text:p>
          </table:table-cell>
          <table:table-cell office:value-type="float" office:value="6">
            <text:p>6</text:p>
          </table:table-cell>
          <table:table-cell office:value-type="string">
            <text:p>Plasmodium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144.45452004653</text:p>
          </table:table-cell>
          <table:table-cell office:value-type="float" office:value="0">
            <text:p>0</text:p>
          </table:table-cell>
          <table:table-cell office:value-type="string">
            <text:p>3144.45452004653</text:p>
          </table:table-cell>
          <table:table-cell office:value-type="string">
            <text:p>1733.47052757488</text:p>
          </table:table-cell>
          <table:table-cell office:value-type="string">
            <text:p>-16.2559998</text:p>
          </table:table-cell>
          <table:table-cell office:value-type="string">
            <text:p>-0.583333</text:p>
          </table:table-cell>
          <table:table-cell office:value-type="string">
            <text:p>1877.99768133087</text:p>
          </table:table-cell>
          <table:table-cell office:value-type="string">
            <text:p>-64.916667</text:p>
          </table:table-cell>
          <table:table-cell office:value-type="string">
            <text:p>-41.011001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40.849447637327</text:p>
          </table:table-cell>
          <table:table-cell office:value-type="string">
            <text:p>43579.9542702412</text:p>
          </table:table-cell>
          <table:table-cell office:value-type="string">
            <text:p>551.287311230317</text:p>
          </table:table-cell>
          <table:table-cell office:value-type="string">
            <text:p>429.088779135666</text:p>
          </table:table-cell>
          <table:table-cell office:value-type="string">
            <text:p>-19.4724319</text:p>
          </table:table-cell>
          <table:table-cell office:value-type="string">
            <text:p>-15.5954324</text:p>
          </table:table-cell>
          <table:table-cell office:value-type="string">
            <text:p>257.050989862506</text:p>
          </table:table-cell>
          <table:table-cell office:value-type="string">
            <text:p>-42.825918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954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9.56556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6576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6576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6576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6576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48.486296576785</text:p>
          </table:table-cell>
          <table:table-cell office:value-type="string">
            <text:p>24834.0606641325</text:p>
          </table:table-cell>
          <table:table-cell office:value-type="string">
            <text:p>343.492584725712</text:p>
          </table:table-cell>
          <table:table-cell office:value-type="string">
            <text:p>200.870102629851</text:p>
          </table:table-cell>
          <table:table-cell office:value-type="string">
            <text:p>-19.4724319</text:p>
          </table:table-cell>
          <table:table-cell office:value-type="string">
            <text:p>-17.657674</text:p>
          </table:table-cell>
          <table:table-cell office:value-type="string">
            <text:p>226.363128618952</text:p>
          </table:table-cell>
          <table:table-cell office:value-type="string">
            <text:p>-43.4844164</text:p>
          </table:table-cell>
          <table:table-cell office:value-type="string">
            <text:p>-40.61334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910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B1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910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MUR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019.74166505565</text:p>
          </table:table-cell>
          <table:table-cell office:value-type="string">
            <text:p>91208.0748437239</text:p>
          </table:table-cell>
          <table:table-cell office:value-type="string">
            <text:p>943.130884196436</text:p>
          </table:table-cell>
          <table:table-cell office:value-type="string">
            <text:p>941.808806440053</text:p>
          </table:table-cell>
          <table:table-cell office:value-type="string">
            <text:p>-9.1</text:p>
          </table:table-cell>
          <table:table-cell office:value-type="string">
            <text:p>-0.583333</text:p>
          </table:table-cell>
          <table:table-cell office:value-type="string">
            <text:p>156.244277010355</text:p>
          </table:table-cell>
          <table:table-cell office:value-type="string">
            <text:p>-64.916667</text:p>
          </table:table-cell>
          <table:table-cell office:value-type="float" office:value="-62935">
            <text:p>-6293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NIG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NIG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SAT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SAT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SAT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SAT0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5.4440808604879</text:p>
          </table:table-cell>
          <table:table-cell office:value-type="float" office:value="0">
            <text:p>0</text:p>
          </table:table-cell>
          <table:table-cell office:value-type="string">
            <text:p>45.4440808604879</text:p>
          </table:table-cell>
          <table:table-cell office:value-type="string">
            <text:p>20.2732215408479</text:p>
          </table:table-cell>
          <table:table-cell office:value-type="string">
            <text:p>-4.683333</text:p>
          </table:table-cell>
          <table:table-cell office:value-type="string">
            <text:p>-4.5</text:p>
          </table:table-cell>
          <table:table-cell office:value-type="string">
            <text:p>28.9104289698275</text:p>
          </table:table-cell>
          <table:table-cell office:value-type="string">
            <text:p>-56.633333</text:p>
          </table:table-cell>
          <table:table-cell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SAT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697.41497191385</text:p>
          </table:table-cell>
          <table:table-cell office:value-type="string">
            <text:p>361032.758885935</text:p>
          </table:table-cell>
          <table:table-cell office:value-type="string">
            <text:p>1062.46490221891</text:p>
          </table:table-cell>
          <table:table-cell office:value-type="string">
            <text:p>1008.35024700621</text:p>
          </table:table-cell>
          <table:table-cell office:value-type="string">
            <text:p>-13.8</text:p>
          </table:table-cell>
          <table:table-cell office:value-type="string">
            <text:p>-4.683333</text:p>
          </table:table-cell>
          <table:table-cell office:value-type="string">
            <text:p>637.080788728807</text:p>
          </table:table-cell>
          <table:table-cell office:value-type="string">
            <text:p>-64.716667</text:p>
          </table:table-cell>
          <table:table-cell office:value-type="string">
            <text:p>-56.633333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ATO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CAE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13.978041004728</text:p>
          </table:table-cell>
          <table:table-cell office:value-type="float" office:value="0">
            <text:p>0</text:p>
          </table:table-cell>
          <table:table-cell office:value-type="string">
            <text:p>213.978041004728</text:p>
          </table:table-cell>
          <table:table-cell office:value-type="string">
            <text:p>213.967428806068</text:p>
          </table:table-cell>
          <table:table-cell office:value-type="string">
            <text:p>-19.5907472</text:p>
          </table:table-cell>
          <table:table-cell office:value-type="string">
            <text:p>-17.657674</text:p>
          </table:table-cell>
          <table:table-cell office:value-type="string">
            <text:p>1.61859936520941</text:p>
          </table:table-cell>
          <table:table-cell office:value-type="string">
            <text:p>-43.5049448</text:p>
          </table:table-cell>
          <table:table-cell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PE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SAY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6576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4844164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HSAY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910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OFLA0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416.83514750855</text:p>
          </table:table-cell>
          <table:table-cell office:value-type="string">
            <text:p>829555.806192861</text:p>
          </table:table-cell>
          <table:table-cell office:value-type="string">
            <text:p>1649.67298350522</text:p>
          </table:table-cell>
          <table:table-cell office:value-type="string">
            <text:p>1631.95353554217</text:p>
          </table:table-cell>
          <table:table-cell office:value-type="string">
            <text:p>-18.4526633</text:p>
          </table:table-cell>
          <table:table-cell office:value-type="string">
            <text:p>-3.7</text:p>
          </table:table-cell>
          <table:table-cell office:value-type="string">
            <text:p>566.284096076966</text:p>
          </table:table-cell>
          <table:table-cell office:value-type="string">
            <text:p>-46.75</text:p>
          </table:table-cell>
          <table:table-cell office:value-type="string">
            <text:p>-39.5655673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OFLA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71.163725125394</text:p>
          </table:table-cell>
          <table:table-cell office:value-type="float" office:value="0">
            <text:p>0</text:p>
          </table:table-cell>
          <table:table-cell office:value-type="string">
            <text:p>171.163725125394</text:p>
          </table:table-cell>
          <table:table-cell office:value-type="string">
            <text:p>73.0970264081684</text:p>
          </table:table-cell>
          <table:table-cell office:value-type="string">
            <text:p>-16.2559998</text:p>
          </table:table-cell>
          <table:table-cell office:value-type="string">
            <text:p>-15.5954324</text:p>
          </table:table-cell>
          <table:table-cell office:value-type="string">
            <text:p>113.966361443829</text:p>
          </table:table-cell>
          <table:table-cell office:value-type="string">
            <text:p>-41.011001</text:p>
          </table:table-cell>
          <table:table-cell office:value-type="string">
            <text:p>-39.5655673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OFLA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910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OLFL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OLFLA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8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-59">
            <text:p>-59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OSUL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34.315367173637</text:p>
          </table:table-cell>
          <table:table-cell office:value-type="float" office:value="0">
            <text:p>0</text:p>
          </table:table-cell>
          <table:table-cell office:value-type="string">
            <text:p>234.315367173637</text:p>
          </table:table-cell>
          <table:table-cell office:value-type="string">
            <text:p>209.131136555422</text:p>
          </table:table-cell>
          <table:table-cell office:value-type="string">
            <text:p>-18.4526633</text:p>
          </table:table-cell>
          <table:table-cell office:value-type="string">
            <text:p>-16.5630651</text:p>
          </table:table-cell>
          <table:table-cell office:value-type="string">
            <text:p>78.4669072744181</text:p>
          </table:table-cell>
          <table:table-cell office:value-type="string">
            <text:p>-45.5308804</text:p>
          </table:table-cell>
          <table:table-cell office:value-type="string">
            <text:p>-44.535692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EML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7243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2.82591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MB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36335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55506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ME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7243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2.82591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MEL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84.021071495029</text:p>
          </table:table-cell>
          <table:table-cell office:value-type="float" office:value="0">
            <text:p>0</text:p>
          </table:table-cell>
          <table:table-cell office:value-type="string">
            <text:p>284.021071495029</text:p>
          </table:table-cell>
          <table:table-cell office:value-type="string">
            <text:p>2.05686000546648</text:p>
          </table:table-cell>
          <table:table-cell office:value-type="string">
            <text:p>-19.4910125</text:p>
          </table:table-cell>
          <table:table-cell office:value-type="string">
            <text:p>-19.4724319</text:p>
          </table:table-cell>
          <table:table-cell office:value-type="string">
            <text:p>213.292913433989</text:p>
          </table:table-cell>
          <table:table-cell office:value-type="string">
            <text:p>-42.825918</text:p>
          </table:table-cell>
          <table:table-cell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TRMUS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765.40307631507</text:p>
          </table:table-cell>
          <table:table-cell office:value-type="string">
            <text:p>750552.673264701</text:p>
          </table:table-cell>
          <table:table-cell office:value-type="string">
            <text:p>4661.43417825455</text:p>
          </table:table-cell>
          <table:table-cell office:value-type="string">
            <text:p>1851.93915842424</text:p>
          </table:table-cell>
          <table:table-cell office:value-type="string">
            <text:p>-19.4910125</text:p>
          </table:table-cell>
          <table:table-cell office:value-type="string">
            <text:p>-2.75</text:p>
          </table:table-cell>
          <table:table-cell office:value-type="string">
            <text:p>3071.19366352655</text:p>
          </table:table-cell>
          <table:table-cell office:value-type="string">
            <text:p>-79.466667</text:p>
          </table:table-cell>
          <table:table-cell office:value-type="string">
            <text:p>-40.1206373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MUS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145.43040427164</text:p>
          </table:table-cell>
          <table:table-cell office:value-type="float" office:value="0">
            <text:p>0</text:p>
          </table:table-cell>
          <table:table-cell office:value-type="string">
            <text:p>1145.43040427164</text:p>
          </table:table-cell>
          <table:table-cell office:value-type="string">
            <text:p>903.122231280723</text:p>
          </table:table-cell>
          <table:table-cell office:value-type="string">
            <text:p>-14.50911</text:p>
          </table:table-cell>
          <table:table-cell office:value-type="string">
            <text:p>-6.344364</text:p>
          </table:table-cell>
          <table:table-cell office:value-type="string">
            <text:p>507.675587401579</text:p>
          </table:table-cell>
          <table:table-cell office:value-type="string">
            <text:p>-43.59298</text:p>
          </table:table-cell>
          <table:table-cell office:value-type="string">
            <text:p>-37.15252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MUS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509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3.5929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OAED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25.555136308617</text:p>
          </table:table-cell>
          <table:table-cell office:value-type="float" office:value="0">
            <text:p>0</text:p>
          </table:table-cell>
          <table:table-cell office:value-type="string">
            <text:p>725.555136308617</text:p>
          </table:table-cell>
          <table:table-cell office:value-type="string">
            <text:p>432.201651967852</text:p>
          </table:table-cell>
          <table:table-cell office:value-type="string">
            <text:p>-13.24933</text:p>
          </table:table-cell>
          <table:table-cell office:value-type="string">
            <text:p>-9.34215</text:p>
          </table:table-cell>
          <table:table-cell office:value-type="string">
            <text:p>420.912604685523</text:p>
          </table:table-cell>
          <table:table-cell office:value-type="string">
            <text:p>-77.50849</text:p>
          </table:table-cell>
          <table:table-cell office:value-type="string">
            <text:p>-72.169166</text:p>
          </table:table-cell>
          <table:table-cell office:value-type="float" office:value="2">
            <text:p>2</text:p>
          </table:table-cell>
          <table:table-cell office:value-type="string">
            <text:p>Leucocytozo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69.927160835711</text:p>
          </table:table-cell>
          <table:table-cell office:value-type="string">
            <text:p>6845.1059128223</text:p>
          </table:table-cell>
          <table:table-cell office:value-type="string">
            <text:p>969.586976020293</text:p>
          </table:table-cell>
          <table:table-cell office:value-type="string">
            <text:p>736.268587854878</text:p>
          </table:table-cell>
          <table:table-cell office:value-type="string">
            <text:p>-14.06</text:p>
          </table:table-cell>
          <table:table-cell office:value-type="string">
            <text:p>-7.4038</text:p>
          </table:table-cell>
          <table:table-cell office:value-type="string">
            <text:p>454.946205245276</text:p>
          </table:table-cell>
          <table:table-cell office:value-type="string">
            <text:p>-78.7797</text:p>
          </table:table-cell>
          <table:table-cell office:value-type="string">
            <text:p>-73.00848</text:p>
          </table:table-cell>
          <table:table-cell office:value-type="float" office:value="2">
            <text:p>2</text:p>
          </table:table-cell>
          <table:table-cell office:value-type="string">
            <text:p>Leucocytozoon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407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087716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1.7670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6.52833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7.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0.3458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75.414875016634</text:p>
          </table:table-cell>
          <table:table-cell office:value-type="float" office:value="0">
            <text:p>0</text:p>
          </table:table-cell>
          <table:table-cell office:value-type="string">
            <text:p>175.414875016634</text:p>
          </table:table-cell>
          <table:table-cell office:value-type="string">
            <text:p>23.9022810030549</text:p>
          </table:table-cell>
          <table:table-cell office:value-type="string">
            <text:p>-11.983133</text:p>
          </table:table-cell>
          <table:table-cell office:value-type="string">
            <text:p>-11.76706</text:p>
          </table:table-cell>
          <table:table-cell office:value-type="string">
            <text:p>125.758671513785</text:p>
          </table:table-cell>
          <table:table-cell office:value-type="string">
            <text:p>-76.528333</text:p>
          </table:table-cell>
          <table:table-cell office:value-type="string">
            <text:p>-74.933333</text:p>
          </table:table-cell>
          <table:table-cell office:value-type="float" office:value="2">
            <text:p>2</text:p>
          </table:table-cell>
          <table:table-cell office:value-type="string">
            <text:p>Leucocytozo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17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3231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896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78502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7.403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8.7797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555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0.8758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17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32313</text:p>
          </table:table-cell>
          <table:table-cell office:value-type="float" office:value="1">
            <text:p>1</text:p>
          </table:table-cell>
          <table:table-cell office:value-type="string">
            <text:p>Leucocytozoon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2.02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6.65078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62.011259730188</text:p>
          </table:table-cell>
          <table:table-cell office:value-type="float" office:value="0">
            <text:p>0</text:p>
          </table:table-cell>
          <table:table-cell office:value-type="string">
            <text:p>862.011259730188</text:p>
          </table:table-cell>
          <table:table-cell office:value-type="string">
            <text:p>656.476184609658</text:p>
          </table:table-cell>
          <table:table-cell office:value-type="string">
            <text:p>-12.6519</text:p>
          </table:table-cell>
          <table:table-cell office:value-type="string">
            <text:p>-6.716667</text:p>
          </table:table-cell>
          <table:table-cell office:value-type="string">
            <text:p>401.506085679738</text:p>
          </table:table-cell>
          <table:table-cell office:value-type="string">
            <text:p>-77.416667</text:p>
          </table:table-cell>
          <table:table-cell office:value-type="string">
            <text:p>-72.3236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342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0849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1424.90382365549</text:p>
          </table:table-cell>
          <table:table-cell office:value-type="string">
            <text:p>188041.68864745</text:p>
          </table:table-cell>
          <table:table-cell office:value-type="string">
            <text:p>735.33002930035</text:p>
          </table:table-cell>
          <table:table-cell office:value-type="string">
            <text:p>716.912216184775</text:p>
          </table:table-cell>
          <table:table-cell office:value-type="string">
            <text:p>-5.833333</text:p>
          </table:table-cell>
          <table:table-cell office:value-type="string">
            <text:p>0.65</text:p>
          </table:table-cell>
          <table:table-cell office:value-type="string">
            <text:p>352.137953333005</text:p>
          </table:table-cell>
          <table:table-cell office:value-type="string">
            <text:p>-80.616667</text:p>
          </table:table-cell>
          <table:table-cell office:value-type="string">
            <text:p>-76.15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TROAED1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1.9831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9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17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3231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95.888094284262</text:p>
          </table:table-cell>
          <table:table-cell office:value-type="string">
            <text:p>43907.7748963075</text:p>
          </table:table-cell>
          <table:table-cell office:value-type="string">
            <text:p>865.213196358003</text:p>
          </table:table-cell>
          <table:table-cell office:value-type="string">
            <text:p>861.091507879565</text:p>
          </table:table-cell>
          <table:table-cell office:value-type="string">
            <text:p>-8.38685</text:p>
          </table:table-cell>
          <table:table-cell office:value-type="string">
            <text:p>-0.6</text:p>
          </table:table-cell>
          <table:table-cell office:value-type="string">
            <text:p>86.3508195616148</text:p>
          </table:table-cell>
          <table:table-cell office:value-type="string">
            <text:p>-78.64518</text:p>
          </table:table-cell>
          <table:table-cell office:value-type="string">
            <text:p>-77.55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1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625333</text:p>
          </table:table-cell>
          <table:table-cell office:value-type="float" office:value="0">
            <text:p>0</text:p>
          </table:table-cell>
          <table:table-cell table:number-columns-repeated="2" office:value-type="float" office:value="-71718">
            <text:p>-71718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2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3484.15184631108</text:p>
          </table:table-cell>
          <table:table-cell office:value-type="string">
            <text:p>1314449.22074301</text:p>
          </table:table-cell>
          <table:table-cell office:value-type="string">
            <text:p>2705.55402987964</text:p>
          </table:table-cell>
          <table:table-cell office:value-type="string">
            <text:p>2687.94121520087</text:p>
          </table:table-cell>
          <table:table-cell office:value-type="string">
            <text:p>-13.55515</text:p>
          </table:table-cell>
          <table:table-cell office:value-type="string">
            <text:p>10.75</text:p>
          </table:table-cell>
          <table:table-cell office:value-type="string">
            <text:p>658.67029057677</text:p>
          </table:table-cell>
          <table:table-cell office:value-type="string">
            <text:p>-79.233333</text:p>
          </table:table-cell>
          <table:table-cell office:value-type="string">
            <text:p>-70.87583</text:p>
          </table:table-cell>
          <table:table-cell office:value-type="float" office:value="7">
            <text:p>7</text:p>
          </table:table-cell>
          <table:table-cell office:value-type="string">
            <text:p>Haemoproteus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TROAED2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4.0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0084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ROAED2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82.782387126339</text:p>
          </table:table-cell>
          <table:table-cell office:value-type="float" office:value="0">
            <text:p>0</text:p>
          </table:table-cell>
          <table:table-cell office:value-type="string">
            <text:p>882.782387126339</text:p>
          </table:table-cell>
          <table:table-cell office:value-type="string">
            <text:p>671.221480768062</text:p>
          </table:table-cell>
          <table:table-cell office:value-type="string">
            <text:p>-12.6519</text:p>
          </table:table-cell>
          <table:table-cell office:value-type="string">
            <text:p>-6.583333</text:p>
          </table:table-cell>
          <table:table-cell office:value-type="string">
            <text:p>412.013638705283</text:p>
          </table:table-cell>
          <table:table-cell office:value-type="string">
            <text:p>-77.55</text:p>
          </table:table-cell>
          <table:table-cell office:value-type="string">
            <text:p>-72.3236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TROAED2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29.198898471233</text:p>
          </table:table-cell>
          <table:table-cell office:value-type="string">
            <text:p>4088.51099437072</text:p>
          </table:table-cell>
          <table:table-cell office:value-type="string">
            <text:p>624.347080020381</text:p>
          </table:table-cell>
          <table:table-cell office:value-type="string">
            <text:p>621.229721851043</text:p>
          </table:table-cell>
          <table:table-cell office:value-type="string">
            <text:p>-12.2</text:p>
          </table:table-cell>
          <table:table-cell office:value-type="string">
            <text:p>-6.583333</text:p>
          </table:table-cell>
          <table:table-cell office:value-type="string">
            <text:p>44.6798084513607</text:p>
          </table:table-cell>
          <table:table-cell office:value-type="string">
            <text:p>-77.55</text:p>
          </table:table-cell>
          <table:table-cell office:value-type="string">
            <text:p>-76.98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OPER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268.65087366132</text:p>
          </table:table-cell>
          <table:table-cell office:value-type="float" office:value="0">
            <text:p>0</text:p>
          </table:table-cell>
          <table:table-cell office:value-type="string">
            <text:p>1268.65087366132</text:p>
          </table:table-cell>
          <table:table-cell office:value-type="string">
            <text:p>1247.6901508187</text:p>
          </table:table-cell>
          <table:table-cell office:value-type="string">
            <text:p>-6.583333</text:p>
          </table:table-cell>
          <table:table-cell office:value-type="string">
            <text:p>4.7</text:p>
          </table:table-cell>
          <table:table-cell office:value-type="string">
            <text:p>162.94573507466</text:p>
          </table:table-cell>
          <table:table-cell office:value-type="string">
            <text:p>-77.55</text:p>
          </table:table-cell>
          <table:table-cell office:value-type="string">
            <text:p>-75.48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ROPER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AMA0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6360.41471350026</text:p>
          </table:table-cell>
          <table:table-cell office:value-type="string">
            <text:p>3771629.17452278</text:p>
          </table:table-cell>
          <table:table-cell office:value-type="string">
            <text:p>4698.83137632032</text:p>
          </table:table-cell>
          <table:table-cell office:value-type="string">
            <text:p>1542.04770471728</text:p>
          </table:table-cell>
          <table:table-cell office:value-type="string">
            <text:p>-19.4910125</text:p>
          </table:table-cell>
          <table:table-cell office:value-type="string">
            <text:p>-5.5524107</text:p>
          </table:table-cell>
          <table:table-cell office:value-type="string">
            <text:p>3307.54192686339</text:p>
          </table:table-cell>
          <table:table-cell office:value-type="string">
            <text:p>-77.55</text:p>
          </table:table-cell>
          <table:table-cell office:value-type="string">
            <text:p>-35.103905</text:p>
          </table:table-cell>
          <table:table-cell office:value-type="float" office:value="8">
            <text:p>8</text:p>
          </table:table-cell>
          <table:table-cell office:value-type="string">
            <text:p>Plasmodium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ULEU0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137.63260940482</text:p>
          </table:table-cell>
          <table:table-cell office:value-type="string">
            <text:p>376674.180487909</text:p>
          </table:table-cell>
          <table:table-cell office:value-type="string">
            <text:p>1749.24887509249</text:p>
          </table:table-cell>
          <table:table-cell office:value-type="string">
            <text:p>459.935057912653</text:p>
          </table:table-cell>
          <table:table-cell office:value-type="string">
            <text:p>-19.4724319</text:p>
          </table:table-cell>
          <table:table-cell office:value-type="string">
            <text:p>-15.316667</text:p>
          </table:table-cell>
          <table:table-cell office:value-type="string">
            <text:p>1283.11495487612</text:p>
          </table:table-cell>
          <table:table-cell office:value-type="string">
            <text:p>-55.866667</text:p>
          </table:table-cell>
          <table:table-cell office:value-type="string">
            <text:p>-39.5655673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ULEU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12.518549984559</text:p>
          </table:table-cell>
          <table:table-cell office:value-type="float" office:value="0">
            <text:p>0</text:p>
          </table:table-cell>
          <table:table-cell office:value-type="string">
            <text:p>212.518549984559</text:p>
          </table:table-cell>
          <table:table-cell office:value-type="string">
            <text:p>112.879865657543</text:p>
          </table:table-cell>
          <table:table-cell office:value-type="string">
            <text:p>-19.4724319</text:p>
          </table:table-cell>
          <table:table-cell office:value-type="string">
            <text:p>-18.4526633</text:p>
          </table:table-cell>
          <table:table-cell office:value-type="string">
            <text:p>134.807822716386</text:p>
          </table:table-cell>
          <table:table-cell office:value-type="string">
            <text:p>-44.5356927</text:p>
          </table:table-cell>
          <table:table-cell office:value-type="string">
            <text:p>-42.82591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LEU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592.58244049408</text:p>
          </table:table-cell>
          <table:table-cell office:value-type="float" office:value="0">
            <text:p>0</text:p>
          </table:table-cell>
          <table:table-cell office:value-type="string">
            <text:p>1592.58244049408</text:p>
          </table:table-cell>
          <table:table-cell office:value-type="string">
            <text:p>396.847509524937</text:p>
          </table:table-cell>
          <table:table-cell office:value-type="string">
            <text:p>-18.4526633</text:p>
          </table:table-cell>
          <table:table-cell office:value-type="string">
            <text:p>-14.866667</text:p>
          </table:table-cell>
          <table:table-cell office:value-type="string">
            <text:p>1138.94638264445</text:p>
          </table:table-cell>
          <table:table-cell office:value-type="float" office:value="-59">
            <text:p>-59</text:p>
          </table:table-cell>
          <table:table-cell office:value-type="string">
            <text:p>-44.535692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LEU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8.45266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4.53569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LEU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8.45266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4.535692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LEU06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2582.20741323614</text:p>
          </table:table-cell>
          <table:table-cell office:value-type="string">
            <text:p>592970.334541687</text:p>
          </table:table-cell>
          <table:table-cell office:value-type="string">
            <text:p>1935.06841395555</text:p>
          </table:table-cell>
          <table:table-cell office:value-type="string">
            <text:p>697.200467606519</text:p>
          </table:table-cell>
          <table:table-cell office:value-type="string">
            <text:p>-21.1658279</text:p>
          </table:table-cell>
          <table:table-cell office:value-type="string">
            <text:p>-14.866667</text:p>
          </table:table-cell>
          <table:table-cell office:value-type="string">
            <text:p>1415.45014718248</text:p>
          </table:table-cell>
          <table:table-cell office:value-type="float" office:value="-59">
            <text:p>-59</text:p>
          </table:table-cell>
          <table:table-cell office:value-type="string">
            <text:p>-41.011001</text:p>
          </table:table-cell>
          <table:table-cell office:value-type="float" office:value="5">
            <text:p>5</text:p>
          </table:table-cell>
          <table:table-cell office:value-type="string">
            <text:p>Plasmodium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LEU0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28.910261559352</text:p>
          </table:table-cell>
          <table:table-cell office:value-type="float" office:value="0">
            <text:p>0</text:p>
          </table:table-cell>
          <table:table-cell office:value-type="string">
            <text:p>428.910261559352</text:p>
          </table:table-cell>
          <table:table-cell office:value-type="string">
            <text:p>300.352958327279</text:p>
          </table:table-cell>
          <table:table-cell office:value-type="string">
            <text:p>-21.1658279</text:p>
          </table:table-cell>
          <table:table-cell office:value-type="string">
            <text:p>-18.4526633</text:p>
          </table:table-cell>
          <table:table-cell office:value-type="string">
            <text:p>230.451069938706</text:p>
          </table:table-cell>
          <table:table-cell office:value-type="string">
            <text:p>-47.45862</text:p>
          </table:table-cell>
          <table:table-cell office:value-type="string">
            <text:p>-44.5356927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ULEU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6.25599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1.011001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MIG0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6302.52912066503</text:p>
          </table:table-cell>
          <table:table-cell office:value-type="string">
            <text:p>4057243.36390129</text:p>
          </table:table-cell>
          <table:table-cell office:value-type="string">
            <text:p>4198.71322960479</text:p>
          </table:table-cell>
          <table:table-cell office:value-type="string">
            <text:p>2697.05078131973</text:p>
          </table:table-cell>
          <table:table-cell office:value-type="string">
            <text:p>-29.466667</text:p>
          </table:table-cell>
          <table:table-cell office:value-type="string">
            <text:p>-5.1</text:p>
          </table:table-cell>
          <table:table-cell office:value-type="string">
            <text:p>2795.43445380396</text:p>
          </table:table-cell>
          <table:table-cell office:value-type="string">
            <text:p>-79.233333</text:p>
          </table:table-cell>
          <table:table-cell office:value-type="string">
            <text:p>-43.4844164</text:p>
          </table:table-cell>
          <table:table-cell office:value-type="float" office:value="8">
            <text:p>8</text:p>
          </table:table-cell>
          <table:table-cell office:value-type="string">
            <text:p>Plasmodium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_PM_M</text:p>
          </table:table-cell>
        </table:table-row>
        <table:table-row table:style-name="ro1">
          <table:table-cell office:value-type="string">
            <text:p>TUOL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6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RALB0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3485.75625366398</text:p>
          </table:table-cell>
          <table:table-cell office:value-type="string">
            <text:p>1126733.50658669</text:p>
          </table:table-cell>
          <table:table-cell office:value-type="string">
            <text:p>2703.50833752194</text:p>
          </table:table-cell>
          <table:table-cell office:value-type="string">
            <text:p>2254.68406759337</text:p>
          </table:table-cell>
          <table:table-cell office:value-type="string">
            <text:p>-29.466667</text:p>
          </table:table-cell>
          <table:table-cell office:value-type="string">
            <text:p>-9.1</text:p>
          </table:table-cell>
          <table:table-cell office:value-type="string">
            <text:p>1544.21980651955</text:p>
          </table:table-cell>
          <table:table-cell office:value-type="string">
            <text:p>-64.466667</text:p>
          </table:table-cell>
          <table:table-cell office:value-type="string">
            <text:p>-44.833333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TURALB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RALB0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97.612853538514</text:p>
          </table:table-cell>
          <table:table-cell office:value-type="float" office:value="0">
            <text:p>0</text:p>
          </table:table-cell>
          <table:table-cell office:value-type="string">
            <text:p>597.612853538514</text:p>
          </table:table-cell>
          <table:table-cell office:value-type="string">
            <text:p>435.561672424236</text:p>
          </table:table-cell>
          <table:table-cell office:value-type="string">
            <text:p>-27.098611</text:p>
          </table:table-cell>
          <table:table-cell office:value-type="string">
            <text:p>-23.166667</text:p>
          </table:table-cell>
          <table:table-cell office:value-type="string">
            <text:p>320.018997325985</text:p>
          </table:table-cell>
          <table:table-cell office:value-type="string">
            <text:p>-48.8925</text:p>
          </table:table-cell>
          <table:table-cell office:value-type="string">
            <text:p>-44.833333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URALB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9.4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0.1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RAM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5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TURAMA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TURDUS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9.2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RFAL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9.4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0.1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URFLA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6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8.8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URLEU0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640.82222137973</text:p>
          </table:table-cell>
          <table:table-cell office:value-type="float" office:value="0">
            <text:p>0</text:p>
          </table:table-cell>
          <table:table-cell office:value-type="string">
            <text:p>2640.82222137973</text:p>
          </table:table-cell>
          <table:table-cell office:value-type="string">
            <text:p>1916.03417903594</text:p>
          </table:table-cell>
          <table:table-cell office:value-type="string">
            <text:p>-30.205564</text:p>
          </table:table-cell>
          <table:table-cell office:value-type="string">
            <text:p>-12.90198</text:p>
          </table:table-cell>
          <table:table-cell office:value-type="string">
            <text:p>1389.17787680017</text:p>
          </table:table-cell>
          <table:table-cell office:value-type="string">
            <text:p>-57.495736</text:p>
          </table:table-cell>
          <table:table-cell office:value-type="string">
            <text:p>-39.841985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URNUD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URUF0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142.89867781981</text:p>
          </table:table-cell>
          <table:table-cell office:value-type="string">
            <text:p>153817.425125049</text:p>
          </table:table-cell>
          <table:table-cell office:value-type="string">
            <text:p>665.607297396577</text:p>
          </table:table-cell>
          <table:table-cell office:value-type="string">
            <text:p>624.786478084869</text:p>
          </table:table-cell>
          <table:table-cell office:value-type="string">
            <text:p>-21.1658279</text:p>
          </table:table-cell>
          <table:table-cell office:value-type="string">
            <text:p>-15.5211053</text:p>
          </table:table-cell>
          <table:table-cell office:value-type="string">
            <text:p>372.587318525869</text:p>
          </table:table-cell>
          <table:table-cell office:value-type="string">
            <text:p>-47.552045</text:p>
          </table:table-cell>
          <table:table-cell office:value-type="string">
            <text:p>-42.825918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_PM</text:p>
          </table:table-cell>
        </table:table-row>
        <table:table-row table:style-name="ro1">
          <table:table-cell office:value-type="string">
            <text:p>TURUF0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87.793573626385</text:p>
          </table:table-cell>
          <table:table-cell office:value-type="string">
            <text:p>19606.4354450409</text:p>
          </table:table-cell>
          <table:table-cell office:value-type="string">
            <text:p>877.631817012339</text:p>
          </table:table-cell>
          <table:table-cell office:value-type="string">
            <text:p>697.999375568939</text:p>
          </table:table-cell>
          <table:table-cell office:value-type="string">
            <text:p>-29.466667</text:p>
          </table:table-cell>
          <table:table-cell office:value-type="string">
            <text:p>-23.166667</text:p>
          </table:table-cell>
          <table:table-cell office:value-type="string">
            <text:p>420.440568359647</text:p>
          </table:table-cell>
          <table:table-cell office:value-type="string">
            <text:p>-50.166667</text:p>
          </table:table-cell>
          <table:table-cell office:value-type="string">
            <text:p>-44.833333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YRMEL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.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3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U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UN2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VIGLOG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344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15252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LEU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10.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3.6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VIOL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9.4910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0.120637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OLI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OLI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VIOLI0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556.93431864959</text:p>
          </table:table-cell>
          <table:table-cell office:value-type="float" office:value="0">
            <text:p>0</text:p>
          </table:table-cell>
          <table:table-cell office:value-type="string">
            <text:p>4556.93431864959</text:p>
          </table:table-cell>
          <table:table-cell office:value-type="string">
            <text:p>3773.3331614382</text:p>
          </table:table-cell>
          <table:table-cell office:value-type="string">
            <text:p>-29.466667</text:p>
          </table:table-cell>
          <table:table-cell office:value-type="string">
            <text:p>4.633333</text:p>
          </table:table-cell>
          <table:table-cell office:value-type="string">
            <text:p>1878.85543466408</text:p>
          </table:table-cell>
          <table:table-cell office:value-type="string">
            <text:p>-74.083333</text:p>
          </table:table-cell>
          <table:table-cell office:value-type="string">
            <text:p>-50.166667</text:p>
          </table:table-cell>
          <table:table-cell office:value-type="float" office:value="2">
            <text:p>2</text:p>
          </table:table-cell>
          <table:table-cell office:value-type="string">
            <text:p>Haemoproteu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OLI0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7030.97374291021</text:p>
          </table:table-cell>
          <table:table-cell office:value-type="string">
            <text:p>5796228.04045066</text:p>
          </table:table-cell>
          <table:table-cell office:value-type="string">
            <text:p>4556.94413885888</text:p>
          </table:table-cell>
          <table:table-cell office:value-type="string">
            <text:p>3773.3331614382</text:p>
          </table:table-cell>
          <table:table-cell office:value-type="string">
            <text:p>-29.466667</text:p>
          </table:table-cell>
          <table:table-cell office:value-type="string">
            <text:p>4.633333</text:p>
          </table:table-cell>
          <table:table-cell office:value-type="string">
            <text:p>2877.45026323648</text:p>
          </table:table-cell>
          <table:table-cell office:value-type="string">
            <text:p>-74.083333</text:p>
          </table:table-cell>
          <table:table-cell office:value-type="string">
            <text:p>-37.266667</text:p>
          </table:table-cell>
          <table:table-cell office:value-type="float" office:value="4">
            <text:p>4</text:p>
          </table:table-cell>
          <table:table-cell office:value-type="string">
            <text:p>Haemoproteu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R_M</text:p>
          </table:table-cell>
        </table:table-row>
        <table:table-row table:style-name="ro1">
          <table:table-cell office:value-type="string">
            <text:p>VIOLI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OLI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REO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5524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5.10390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ROLI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IROLI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8.1533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9.641754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VOLJAC0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505.90457086274</text:p>
          </table:table-cell>
          <table:table-cell office:value-type="string">
            <text:p>578597.496623754</text:p>
          </table:table-cell>
          <table:table-cell office:value-type="string">
            <text:p>2249.49408672847</text:p>
          </table:table-cell>
          <table:table-cell office:value-type="string">
            <text:p>967.892578686327</text:p>
          </table:table-cell>
          <table:table-cell office:value-type="string">
            <text:p>-15.316667</text:p>
          </table:table-cell>
          <table:table-cell office:value-type="string">
            <text:p>-6.566667</text:p>
          </table:table-cell>
          <table:table-cell office:value-type="string">
            <text:p>1463.31634059057</text:p>
          </table:table-cell>
          <table:table-cell office:value-type="string">
            <text:p>-55.866667</text:p>
          </table:table-cell>
          <table:table-cell office:value-type="string">
            <text:p>-37.266667</text:p>
          </table:table-cell>
          <table:table-cell office:value-type="float" office:value="3">
            <text:p>3</text:p>
          </table:table-cell>
          <table:table-cell office:value-type="string">
            <text:p>Plasmodi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VOLJAC0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552.06279030424</text:p>
          </table:table-cell>
          <table:table-cell office:value-type="string">
            <text:p>2724437.45751559</text:p>
          </table:table-cell>
          <table:table-cell office:value-type="string">
            <text:p>4174.06150756811</text:p>
          </table:table-cell>
          <table:table-cell office:value-type="string">
            <text:p>1308.8730582939</text:p>
          </table:table-cell>
          <table:table-cell office:value-type="string">
            <text:p>-15.533333</text:p>
          </table:table-cell>
          <table:table-cell office:value-type="string">
            <text:p>-3.7</text:p>
          </table:table-cell>
          <table:table-cell office:value-type="string">
            <text:p>2935.59393928617</text:p>
          </table:table-cell>
          <table:table-cell office:value-type="string">
            <text:p>-77.416667</text:p>
          </table:table-cell>
          <table:table-cell office:value-type="string">
            <text:p>-39.841985</text:p>
          </table:table-cell>
          <table:table-cell office:value-type="float" office:value="4">
            <text:p>4</text:p>
          </table:table-cell>
          <table:table-cell office:value-type="string">
            <text:p>Plasmodium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4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92.312959229484</text:p>
          </table:table-cell>
          <table:table-cell office:value-type="float" office:value="0">
            <text:p>0</text:p>
          </table:table-cell>
          <table:table-cell office:value-type="string">
            <text:p>692.312959229484</text:p>
          </table:table-cell>
          <table:table-cell office:value-type="string">
            <text:p>361.224481883429</text:p>
          </table:table-cell>
          <table:table-cell office:value-type="string">
            <text:p>-5.216667</text:p>
          </table:table-cell>
          <table:table-cell office:value-type="string">
            <text:p>-1.95</text:p>
          </table:table-cell>
          <table:table-cell office:value-type="string">
            <text:p>419.127138048523</text:p>
          </table:table-cell>
          <table:table-cell office:value-type="string">
            <text:p>-56.916667</text:p>
          </table:table-cell>
          <table:table-cell office:value-type="string">
            <text:p>-51.6</text:p>
          </table:table-cell>
          <table:table-cell office:value-type="float" office:value="2">
            <text:p>2</text:p>
          </table:table-cell>
          <table:table-cell office:value-type="string">
            <text:p>Plasmod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4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0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5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91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72</text:p>
          </table:table-cell>
          <table:table-cell office:value-type="float" office:value="0">
            <text:p>0</text:p>
          </table:table-cell>
          <table:table-cell table:number-columns-repeated="2" office:value-type="float" office:value="-63217">
            <text:p>-6321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1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1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1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1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ILPOE2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WW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48.292443263986</text:p>
          </table:table-cell>
          <table:table-cell office:value-type="float" office:value="0">
            <text:p>0</text:p>
          </table:table-cell>
          <table:table-cell office:value-type="string">
            <text:p>248.292443263986</text:p>
          </table:table-cell>
          <table:table-cell office:value-type="string">
            <text:p>164.035625762072</text:p>
          </table:table-cell>
          <table:table-cell office:value-type="string">
            <text:p>-6.583333</text:p>
          </table:table-cell>
          <table:table-cell office:value-type="string">
            <text:p>-5.1</text:p>
          </table:table-cell>
          <table:table-cell office:value-type="string">
            <text:p>132.723092613238</text:p>
          </table:table-cell>
          <table:table-cell office:value-type="string">
            <text:p>-79.233333</text:p>
          </table:table-cell>
          <table:table-cell office:value-type="string">
            <text:p>-77.5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E0T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3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9.6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ENMIN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5.0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85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ENMIN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ENMIN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6.75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IPEL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IPELE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68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6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IPOBS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4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6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IPOCE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9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466667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IPOCE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7.41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XIPPA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8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C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21.16582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7.45862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EMAC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6.5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37.266667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E0UR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6.71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64.2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CAP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8762.74524961237</text:p>
          </table:table-cell>
          <table:table-cell office:value-type="string">
            <text:p>9939557.94578195</text:p>
          </table:table-cell>
          <table:table-cell office:value-type="string">
            <text:p>4707.2132147916</text:p>
          </table:table-cell>
          <table:table-cell office:value-type="string">
            <text:p>4595.8370734392</text:p>
          </table:table-cell>
          <table:table-cell office:value-type="string">
            <text:p>-36.716667</text:p>
          </table:table-cell>
          <table:table-cell office:value-type="string">
            <text:p>4.8</text:p>
          </table:table-cell>
          <table:table-cell office:value-type="string">
            <text:p>3074.65773869915</text:p>
          </table:table-cell>
          <table:table-cell office:value-type="string">
            <text:p>-79.233333</text:p>
          </table:table-cell>
          <table:table-cell office:value-type="string">
            <text:p>-39.841985</text:p>
          </table:table-cell>
          <table:table-cell office:value-type="float" office:value="7">
            <text:p>7</text:p>
          </table:table-cell>
          <table:table-cell office:value-type="string">
            <text:p>Haemoproteu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CAP0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CAP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CAP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5.48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CAP1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4.633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74.083333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CAP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433.55828056473</text:p>
          </table:table-cell>
          <table:table-cell office:value-type="string">
            <text:p>103994.447135857</text:p>
          </table:table-cell>
          <table:table-cell office:value-type="string">
            <text:p>1298.75313058319</text:p>
          </table:table-cell>
          <table:table-cell office:value-type="string">
            <text:p>1249.53321696886</text:p>
          </table:table-cell>
          <table:table-cell office:value-type="string">
            <text:p>-6.583333</text:p>
          </table:table-cell>
          <table:table-cell office:value-type="string">
            <text:p>4.716667</text:p>
          </table:table-cell>
          <table:table-cell office:value-type="string">
            <text:p>273.314871374487</text:p>
          </table:table-cell>
          <table:table-cell office:value-type="string">
            <text:p>-77.55</text:p>
          </table:table-cell>
          <table:table-cell office:value-type="string">
            <text:p>-74.083333</text:p>
          </table:table-cell>
          <table:table-cell office:value-type="float" office:value="3">
            <text:p>3</text:p>
          </table:table-cell>
          <table:table-cell office:value-type="string">
            <text:p>Haemoproteu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NCAP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30.2055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57.495736</text:p>
          </table:table-cell>
          <table:table-cell office:value-type="float" office:value="1">
            <text:p>1</text:p>
          </table:table-cell>
          <table:table-cell office:value-type="string">
            <text:p>Haemoproteus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NCAP0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ZONCAP0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15.166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45.733333</text:p>
          </table:table-cell>
          <table:table-cell office:value-type="float" office:value="1">
            <text:p>1</text:p>
          </table:table-cell>
          <table:table-cell office:value-type="string">
            <text:p>Plasmodium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2/09/2020</text:date>, <text:time>17:2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document-statistic meta:table-count="1" meta:cell-count="14196" meta:object-count="0"/>
  </office:meta>
</office:document-meta>
</file>